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Liberation Serif" fo:font-size="12pt" style:text-underline-style="none" fo:font-weight="bold" officeooo:rsid="000619cf" officeooo:paragraph-rsid="000619cf" style:font-size-asian="12pt" style:font-weight-asian="bold" style:font-size-complex="12pt" style:font-weight-complex="bold"/>
    </style:style>
    <style:style style:name="P2" style:family="paragraph" style:parent-style-name="Standard">
      <style:paragraph-properties fo:line-height="100%"/>
      <style:text-properties style:font-name="Liberation Serif" fo:font-size="12pt" style:text-underline-style="none" fo:font-weight="bold" officeooo:rsid="001b1b63" officeooo:paragraph-rsid="001b1b63" style:font-size-asian="12pt" style:font-weight-asian="bold" style:font-size-complex="12pt" style:font-weight-complex="bold"/>
    </style:style>
    <style:style style:name="P3" style:family="paragraph" style:parent-style-name="Standard">
      <style:paragraph-properties fo:line-height="100%"/>
      <style:text-properties style:font-name="Liberation Serif" fo:font-size="12pt" style:text-underline-style="none" fo:font-weight="bold" officeooo:rsid="0016b131" officeooo:paragraph-rsid="0016b131" style:font-size-asian="12pt" style:font-weight-asian="bold" style:font-size-complex="12pt" style:font-weight-complex="bold"/>
    </style:style>
    <style:style style:name="P4"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19f1e8" officeooo:paragraph-rsid="0019f1e8" style:font-size-asian="12pt" style:font-weight-asian="normal" style:font-size-complex="12pt" style:font-weight-complex="normal"/>
    </style:style>
    <style:style style:name="P5" style:family="paragraph" style:parent-style-name="Standard">
      <style:paragraph-properties fo:line-height="100%"/>
      <style:text-properties style:font-name="Liberation Serif" fo:font-size="12pt" style:font-size-asian="12pt" style:font-size-complex="12pt"/>
    </style:style>
    <style:style style:name="P6" style:family="paragraph" style:parent-style-name="Standard">
      <style:paragraph-properties fo:line-height="100%"/>
      <style:text-properties style:font-name="Liberation Serif" fo:font-size="12pt" style:text-underline-style="none" officeooo:rsid="00177a8c" style:font-size-asian="12pt" style:font-size-complex="12pt"/>
    </style:style>
    <style:style style:name="P7" style:family="paragraph" style:parent-style-name="Standard">
      <style:paragraph-properties fo:line-height="100%"/>
      <style:text-properties style:font-name="Liberation Serif" fo:font-size="12pt" style:text-underline-style="solid" style:text-underline-width="auto" style:text-underline-color="font-color" officeooo:rsid="0003c667" officeooo:paragraph-rsid="0003c667" style:font-size-asian="12pt" style:font-size-complex="12pt"/>
    </style:style>
    <style:style style:name="P8" style:family="paragraph" style:parent-style-name="Standard">
      <style:paragraph-properties fo:line-height="100%"/>
      <style:text-properties style:font-name="Liberation Serif" fo:font-size="12pt" style:text-underline-style="none" officeooo:rsid="0003c667" officeooo:paragraph-rsid="0003c667" style:font-size-asian="12pt" style:font-size-complex="12pt"/>
    </style:style>
    <style:style style:name="P9" style:family="paragraph" style:parent-style-name="Standard">
      <style:paragraph-properties fo:line-height="100%"/>
      <style:text-properties style:font-name="Liberation Serif" fo:font-size="12pt" style:text-underline-style="solid" style:text-underline-width="auto" style:text-underline-color="font-color" officeooo:rsid="0019f1e8" officeooo:paragraph-rsid="0019f1e8" style:font-size-asian="12pt" style:font-size-complex="12pt"/>
    </style:style>
    <style:style style:name="P10" style:family="paragraph" style:parent-style-name="Standard">
      <style:paragraph-properties fo:line-height="100%"/>
      <style:text-properties style:font-name="Liberation Serif" fo:font-size="12pt" officeooo:paragraph-rsid="001e2236" style:font-size-asian="12pt" style:font-size-complex="12pt"/>
    </style:style>
    <style:style style:name="P11" style:family="paragraph" style:parent-style-name="Standard">
      <style:paragraph-properties fo:line-height="100%"/>
      <style:text-properties style:font-name="Liberation Serif" fo:font-size="12pt" style:text-underline-style="none" officeooo:rsid="001e2236" officeooo:paragraph-rsid="00242dee" style:font-size-asian="12pt" style:font-size-complex="12pt"/>
    </style:style>
    <style:style style:name="P12" style:family="paragraph" style:parent-style-name="Standard">
      <style:paragraph-properties fo:line-height="100%"/>
      <style:text-properties style:font-name="Liberation Serif"/>
    </style:style>
    <style:style style:name="P13" style:family="paragraph" style:parent-style-name="Standard">
      <style:paragraph-properties fo:line-height="100%"/>
      <style:text-properties style:font-name="Liberation Serif" fo:font-size="12pt" style:text-underline-style="none" officeooo:rsid="0019f1e8" style:font-size-asian="12pt" style:font-size-complex="12pt"/>
    </style:style>
    <style:style style:name="P14" style:family="paragraph" style:parent-style-name="Standard">
      <style:paragraph-properties fo:line-height="100%"/>
      <style:text-properties style:font-name="Liberation Serif" fo:font-size="12pt" style:text-underline-style="none" fo:font-weight="bold" officeooo:rsid="0019f1e8" officeooo:paragraph-rsid="0019f1e8" style:font-size-asian="12pt" style:font-weight-asian="bold" style:font-size-complex="12pt" style:font-weight-complex="bold"/>
    </style:style>
    <style:style style:name="P15" style:family="paragraph" style:parent-style-name="Standard">
      <style:paragraph-properties fo:line-height="100%"/>
      <style:text-properties style:font-name="Liberation Serif" officeooo:paragraph-rsid="0029da6f"/>
    </style:style>
    <style:style style:name="P16" style:family="paragraph" style:parent-style-name="Standard">
      <style:paragraph-properties fo:line-height="100%"/>
      <style:text-properties style:font-name="Liberation Serif" fo:font-size="12pt" style:text-underline-style="none" fo:font-weight="normal" officeooo:rsid="002b5639" officeooo:paragraph-rsid="0029da6f" style:font-size-asian="12pt" style:font-weight-asian="normal" style:font-size-complex="12pt" style:font-weight-complex="normal"/>
    </style:style>
    <style:style style:name="P17"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19f1e8" officeooo:paragraph-rsid="0029da6f" style:font-size-asian="12pt" style:font-weight-asian="normal" style:font-size-complex="12pt" style:font-weight-complex="normal"/>
    </style:style>
    <style:style style:name="P18" style:family="paragraph" style:parent-style-name="Standard">
      <style:paragraph-properties fo:line-height="100%"/>
      <style:text-properties style:font-name="Liberation Serif" officeooo:paragraph-rsid="00376a3c"/>
    </style:style>
    <style:style style:name="P19" style:family="paragraph" style:parent-style-name="Standard">
      <style:paragraph-properties fo:line-height="100%"/>
      <style:text-properties style:font-name="Liberation Serif" fo:font-size="12pt" style:text-underline-style="none" fo:font-weight="normal" officeooo:rsid="0019f1e8" officeooo:paragraph-rsid="0019f1e8" style:font-size-asian="12pt" style:font-weight-asian="normal" style:font-size-complex="12pt" style:font-weight-complex="normal"/>
    </style:style>
    <style:style style:name="P20" style:family="paragraph" style:parent-style-name="Standard">
      <style:paragraph-properties fo:line-height="100%"/>
      <style:text-properties style:font-name="Liberation Serif" fo:font-size="12pt" style:text-underline-style="none" fo:font-weight="normal" officeooo:rsid="003d9fea" officeooo:paragraph-rsid="003f590b" style:font-size-asian="12pt" style:font-weight-asian="normal" style:font-size-complex="12pt" style:font-weight-complex="normal"/>
    </style:style>
    <style:style style:name="P21" style:family="paragraph" style:parent-style-name="Standard">
      <style:paragraph-properties fo:line-height="100%"/>
      <style:text-properties style:font-name="Liberation Serif" fo:font-size="12pt" style:text-underline-style="none" fo:font-weight="normal" officeooo:rsid="003d9fea" officeooo:paragraph-rsid="003d9fea" style:font-size-asian="12pt" style:font-weight-asian="normal" style:font-size-complex="12pt" style:font-weight-complex="normal"/>
    </style:style>
    <style:style style:name="P22"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19f1e8" officeooo:paragraph-rsid="003d9fea" style:font-size-asian="12pt" style:font-weight-asian="normal" style:font-size-complex="12pt" style:font-weight-complex="normal"/>
    </style:style>
    <style:style style:name="P23" style:family="paragraph" style:parent-style-name="Standard">
      <style:paragraph-properties fo:line-height="100%"/>
      <style:text-properties style:font-name="Liberation Serif" officeooo:paragraph-rsid="004ba190"/>
    </style:style>
    <style:style style:name="P24" style:family="paragraph" style:parent-style-name="Standard">
      <style:paragraph-properties fo:line-height="100%"/>
    </style:style>
    <style:style style:name="P25" style:family="paragraph" style:parent-style-name="Standard">
      <style:paragraph-properties fo:line-height="100%"/>
      <style:text-properties style:font-name="Liberation Serif" fo:font-size="12pt" style:text-underline-style="none" fo:font-weight="normal" officeooo:rsid="005f8519" style:font-size-asian="12pt" style:font-weight-asian="normal" style:font-size-complex="12pt" style:font-weight-complex="normal"/>
    </style:style>
    <style:style style:name="P26" style:family="paragraph" style:parent-style-name="Standard">
      <style:paragraph-properties fo:line-height="100%"/>
      <style:text-properties style:font-name="Liberation Serif" fo:font-size="12pt" style:text-underline-style="none" fo:font-weight="normal" officeooo:rsid="004e60eb" officeooo:paragraph-rsid="008ab261" style:font-size-asian="12pt" style:font-weight-asian="normal" style:font-size-complex="12pt" style:font-weight-complex="normal"/>
    </style:style>
    <style:style style:name="P27" style:family="paragraph" style:parent-style-name="Standard">
      <style:paragraph-properties fo:line-height="100%"/>
      <style:text-properties style:font-name="Liberation Serif" fo:font-size="12pt" style:text-underline-style="none" fo:font-weight="normal" officeooo:rsid="004e60eb" officeooo:paragraph-rsid="004e60eb" style:font-size-asian="12pt" style:font-weight-asian="normal" style:font-size-complex="12pt" style:font-weight-complex="normal"/>
    </style:style>
    <style:style style:name="P28"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816305" officeooo:paragraph-rsid="00816305" style:font-size-asian="12pt" style:font-weight-asian="normal" style:font-size-complex="12pt" style:font-weight-complex="normal"/>
    </style:style>
    <style:style style:name="P29" style:family="paragraph" style:parent-style-name="Standard">
      <style:paragraph-properties fo:line-height="100%"/>
      <style:text-properties style:font-name="Liberation Serif" fo:font-size="12pt" style:text-underline-style="none" fo:font-weight="normal" officeooo:rsid="007f9180" officeooo:paragraph-rsid="008ab261" style:font-size-asian="12pt" style:font-weight-asian="normal" style:font-size-complex="12pt" style:font-weight-complex="normal"/>
    </style:style>
    <style:style style:name="P30" style:family="paragraph" style:parent-style-name="Standard">
      <style:paragraph-properties fo:line-height="100%"/>
      <style:text-properties style:font-name="Liberation Serif" fo:font-size="12pt" style:text-underline-style="none" fo:font-weight="normal" officeooo:rsid="007f9180" officeooo:paragraph-rsid="008c9554" style:font-size-asian="12pt" style:font-weight-asian="normal" style:font-size-complex="12pt" style:font-weight-complex="normal"/>
    </style:style>
    <style:style style:name="P31" style:family="paragraph" style:parent-style-name="Standard">
      <style:paragraph-properties fo:line-height="100%"/>
      <style:text-properties style:font-name="Liberation Serif" fo:font-size="12pt" style:text-underline-style="none" fo:font-weight="normal" officeooo:rsid="007f9180" officeooo:paragraph-rsid="007f9180" style:font-size-asian="12pt" style:font-weight-asian="normal" style:font-size-complex="12pt" style:font-weight-complex="normal"/>
    </style:style>
    <style:style style:name="P32"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86c17d" officeooo:paragraph-rsid="0086c17d" style:font-size-asian="12pt" style:font-weight-asian="normal" style:font-size-complex="12pt" style:font-weight-complex="normal"/>
    </style:style>
    <style:style style:name="P33" style:family="paragraph" style:parent-style-name="Standard">
      <style:paragraph-properties fo:line-height="100%"/>
      <style:text-properties style:font-name="Liberation Serif" fo:font-size="12pt" style:text-underline-style="none" fo:font-weight="normal" officeooo:rsid="0088bea5" officeooo:paragraph-rsid="008c9554" style:font-size-asian="12pt" style:font-weight-asian="normal" style:font-size-complex="12pt" style:font-weight-complex="normal"/>
    </style:style>
    <style:style style:name="P34" style:family="paragraph" style:parent-style-name="Standard">
      <style:paragraph-properties fo:line-height="100%"/>
      <style:text-properties style:font-name="Liberation Serif" fo:font-size="12pt" style:text-underline-style="none" fo:font-weight="normal" officeooo:rsid="0086c17d" officeooo:paragraph-rsid="0086c17d" style:font-size-asian="12pt" style:font-weight-asian="normal" style:font-size-complex="12pt" style:font-weight-complex="normal"/>
    </style:style>
    <style:style style:name="P35" style:family="paragraph" style:parent-style-name="Standard">
      <style:paragraph-properties fo:line-height="100%" fo:break-before="page"/>
      <style:text-properties style:font-name="Liberation Serif" fo:font-size="12pt" officeooo:rsid="00100d7c" officeooo:paragraph-rsid="00100d7c" style:font-size-asian="12pt" style:font-size-complex="12pt"/>
    </style:style>
    <style:style style:name="T1" style:family="text">
      <style:text-properties style:text-underline-style="none" officeooo:rsid="0016b131"/>
    </style:style>
    <style:style style:name="T2" style:family="text">
      <style:text-properties style:text-underline-style="none" officeooo:rsid="00177a8c"/>
    </style:style>
    <style:style style:name="T3" style:family="text">
      <style:text-properties style:text-underline-style="none" officeooo:rsid="0018ed72"/>
    </style:style>
    <style:style style:name="T4" style:family="text">
      <style:text-properties style:text-underline-style="none" officeooo:rsid="001d917b"/>
    </style:style>
    <style:style style:name="T5" style:family="text">
      <style:text-properties officeooo:rsid="000515c9"/>
    </style:style>
    <style:style style:name="T6" style:family="text">
      <style:text-properties officeooo:rsid="00285806"/>
    </style:style>
    <style:style style:name="T7" style:family="text">
      <style:text-properties officeooo:rsid="000b0145"/>
    </style:style>
    <style:style style:name="T8" style:family="text">
      <style:text-properties officeooo:rsid="000c5dff"/>
    </style:style>
    <style:style style:name="T9" style:family="text">
      <style:text-properties officeooo:rsid="0009dcd7"/>
    </style:style>
    <style:style style:name="T10" style:family="text">
      <style:text-properties style:text-underline-style="none" officeooo:rsid="00100d7c"/>
    </style:style>
    <style:style style:name="T11" style:family="text">
      <style:text-properties style:text-underline-style="none" officeooo:rsid="0009dcd7"/>
    </style:style>
    <style:style style:name="T12" style:family="text">
      <style:text-properties style:text-underline-style="none" officeooo:rsid="000b0145"/>
    </style:style>
    <style:style style:name="T13" style:family="text">
      <style:text-properties officeooo:rsid="000d09be"/>
    </style:style>
    <style:style style:name="T14" style:family="text">
      <style:text-properties officeooo:rsid="00100d7c"/>
    </style:style>
    <style:style style:name="T15" style:family="text">
      <style:text-properties officeooo:rsid="001cda7e"/>
    </style:style>
    <style:style style:name="T16" style:family="text">
      <style:text-properties officeooo:rsid="001ced83"/>
    </style:style>
    <style:style style:name="T17" style:family="text">
      <style:text-properties style:text-underline-style="none" officeooo:rsid="001a3b11"/>
    </style:style>
    <style:style style:name="T18" style:family="text">
      <style:text-properties style:text-underline-style="none" officeooo:rsid="001f9b03"/>
    </style:style>
    <style:style style:name="T19" style:family="text">
      <style:text-properties style:text-underline-style="none" officeooo:rsid="001b1b63"/>
    </style:style>
    <style:style style:name="T20" style:family="text">
      <style:text-properties style:text-underline-style="none" officeooo:rsid="001b2ca8"/>
    </style:style>
    <style:style style:name="T21" style:family="text">
      <style:text-properties style:text-underline-style="none" officeooo:rsid="001fe236"/>
    </style:style>
    <style:style style:name="T22" style:family="text">
      <style:text-properties style:text-underline-style="none" officeooo:rsid="001e2236"/>
    </style:style>
    <style:style style:name="T23" style:family="text">
      <style:text-properties officeooo:rsid="0023423b"/>
    </style:style>
    <style:style style:name="T24" style:family="text">
      <style:text-properties officeooo:rsid="001fe236"/>
    </style:style>
    <style:style style:name="T25" style:family="text">
      <style:text-properties officeooo:rsid="00214556"/>
    </style:style>
    <style:style style:name="T26" style:family="text">
      <style:text-properties officeooo:rsid="00242dee"/>
    </style:style>
    <style:style style:name="T27" style:family="text">
      <style:text-properties fo:font-size="12pt" style:text-underline-style="none" officeooo:rsid="00214556" style:font-size-asian="12pt" style:font-size-complex="12pt"/>
    </style:style>
    <style:style style:name="T28" style:family="text">
      <style:text-properties fo:font-size="12pt" style:text-underline-style="none" officeooo:rsid="0023423b" style:font-size-asian="12pt" style:font-size-complex="12pt"/>
    </style:style>
    <style:style style:name="T29" style:family="text">
      <style:text-properties fo:font-size="12pt" style:text-underline-style="none" officeooo:rsid="00259e06" style:font-size-asian="12pt" style:font-size-complex="12pt"/>
    </style:style>
    <style:style style:name="T30" style:family="text">
      <style:text-properties fo:font-size="12pt" style:text-underline-style="none" officeooo:rsid="0019f1e8" style:font-size-asian="12pt" style:font-size-complex="12pt"/>
    </style:style>
    <style:style style:name="T31" style:family="text">
      <style:text-properties fo:font-size="12pt" style:text-underline-style="none" officeooo:rsid="0026be88" style:font-size-asian="12pt" style:font-size-complex="12pt"/>
    </style:style>
    <style:style style:name="T32" style:family="text">
      <style:text-properties fo:font-size="12pt" style:text-underline-style="none" officeooo:rsid="0027b0cb" style:font-size-asian="12pt" style:font-size-complex="12pt"/>
    </style:style>
    <style:style style:name="T33" style:family="text">
      <style:text-properties fo:font-size="12pt" style:text-underline-style="none" fo:font-weight="normal" officeooo:rsid="0019f1e8" style:font-size-asian="12pt" style:font-weight-asian="normal" style:font-size-complex="12pt" style:font-weight-complex="normal"/>
    </style:style>
    <style:style style:name="T34" style:family="text">
      <style:text-properties fo:font-size="12pt" style:text-underline-style="none" fo:font-weight="normal" officeooo:rsid="0029da6f" style:font-size-asian="12pt" style:font-weight-asian="normal" style:font-size-complex="12pt" style:font-weight-complex="normal"/>
    </style:style>
    <style:style style:name="T35" style:family="text">
      <style:text-properties fo:font-size="12pt" style:text-underline-style="none" fo:font-weight="normal" officeooo:rsid="002b5639" style:font-size-asian="12pt" style:font-weight-asian="normal" style:font-size-complex="12pt" style:font-weight-complex="normal"/>
    </style:style>
    <style:style style:name="T36" style:family="text">
      <style:text-properties fo:font-size="12pt" style:text-underline-style="none" fo:font-weight="normal" officeooo:rsid="008ab261" style:font-size-asian="12pt" style:font-weight-asian="normal" style:font-size-complex="12pt" style:font-weight-complex="normal"/>
    </style:style>
    <style:style style:name="T37" style:family="text">
      <style:text-properties fo:font-size="12pt" style:text-underline-style="none" fo:font-weight="normal" officeooo:rsid="002e3e26" style:font-size-asian="12pt" style:font-weight-asian="normal" style:font-size-complex="12pt" style:font-weight-complex="normal"/>
    </style:style>
    <style:style style:name="T38" style:family="text">
      <style:text-properties fo:font-size="12pt" style:text-underline-style="none" fo:font-weight="normal" officeooo:rsid="002fea28" style:font-size-asian="12pt" style:font-weight-asian="normal" style:font-size-complex="12pt" style:font-weight-complex="normal"/>
    </style:style>
    <style:style style:name="T39" style:family="text">
      <style:text-properties fo:font-size="12pt" style:text-underline-style="none" fo:font-weight="normal" officeooo:rsid="0030955b" style:font-size-asian="12pt" style:font-weight-asian="normal" style:font-size-complex="12pt" style:font-weight-complex="normal"/>
    </style:style>
    <style:style style:name="T40" style:family="text">
      <style:text-properties fo:font-size="12pt" style:text-underline-style="none" fo:font-weight="normal" officeooo:rsid="00356fed" style:font-size-asian="12pt" style:font-weight-asian="normal" style:font-size-complex="12pt" style:font-weight-complex="normal"/>
    </style:style>
    <style:style style:name="T41" style:family="text">
      <style:text-properties fo:font-size="12pt" style:text-underline-style="none" fo:font-weight="normal" officeooo:rsid="00333833" style:font-size-asian="12pt" style:font-weight-asian="normal" style:font-size-complex="12pt" style:font-weight-complex="normal"/>
    </style:style>
    <style:style style:name="T42" style:family="text">
      <style:text-properties fo:font-size="12pt" style:text-underline-style="none" fo:font-weight="normal" officeooo:rsid="00351918" style:font-size-asian="12pt" style:font-weight-asian="normal" style:font-size-complex="12pt" style:font-weight-complex="normal"/>
    </style:style>
    <style:style style:name="T43" style:family="text">
      <style:text-properties fo:font-size="12pt" style:text-underline-style="none" fo:font-weight="normal" officeooo:rsid="003ac90b" style:font-size-asian="12pt" style:font-weight-asian="normal" style:font-size-complex="12pt" style:font-weight-complex="normal"/>
    </style:style>
    <style:style style:name="T44" style:family="text">
      <style:text-properties fo:font-size="12pt" style:text-underline-style="none" fo:font-weight="normal" officeooo:rsid="00391088" style:font-size-asian="12pt" style:font-weight-asian="normal" style:font-size-complex="12pt" style:font-weight-complex="normal"/>
    </style:style>
    <style:style style:name="T45" style:family="text">
      <style:text-properties fo:font-size="12pt" style:text-underline-style="none" fo:font-weight="normal" officeooo:rsid="00376a3c" style:font-size-asian="12pt" style:font-weight-asian="normal" style:font-size-complex="12pt" style:font-weight-complex="normal"/>
    </style:style>
    <style:style style:name="T46" style:family="text">
      <style:text-properties officeooo:rsid="003f590b"/>
    </style:style>
    <style:style style:name="T47" style:family="text">
      <style:text-properties officeooo:rsid="004f2f4e"/>
    </style:style>
    <style:style style:name="T48" style:family="text">
      <style:text-properties officeooo:rsid="0040eb48"/>
    </style:style>
    <style:style style:name="T49" style:family="text">
      <style:text-properties fo:font-size="12pt" style:text-underline-style="none" fo:font-weight="normal" officeooo:rsid="003d9fea" style:font-size-asian="12pt" style:font-weight-asian="normal" style:font-size-complex="12pt" style:font-weight-complex="normal"/>
    </style:style>
    <style:style style:name="T50" style:family="text">
      <style:text-properties fo:font-size="12pt" style:text-underline-style="none" fo:font-weight="normal" officeooo:rsid="0041f1dd" style:font-size-asian="12pt" style:font-weight-asian="normal" style:font-size-complex="12pt" style:font-weight-complex="normal"/>
    </style:style>
    <style:style style:name="T51" style:family="text">
      <style:text-properties officeooo:rsid="00437d2f"/>
    </style:style>
    <style:style style:name="T52" style:family="text">
      <style:text-properties fo:font-size="12pt" style:text-underline-style="none" fo:font-weight="normal" officeooo:rsid="0046804d" style:font-size-asian="12pt" style:font-weight-asian="normal" style:font-size-complex="12pt" style:font-weight-complex="normal"/>
    </style:style>
    <style:style style:name="T53" style:family="text">
      <style:text-properties fo:font-size="12pt" style:text-underline-style="none" fo:font-weight="normal" officeooo:rsid="004a1a25" style:font-size-asian="12pt" style:font-weight-asian="normal" style:font-size-complex="12pt" style:font-weight-complex="normal"/>
    </style:style>
    <style:style style:name="T54" style:family="text">
      <style:text-properties fo:font-size="12pt" style:text-underline-style="none" fo:font-weight="normal" officeooo:rsid="004ba190" style:font-size-asian="12pt" style:font-weight-asian="normal" style:font-size-complex="12pt" style:font-weight-complex="normal"/>
    </style:style>
    <style:style style:name="T55" style:family="text">
      <style:text-properties fo:font-size="12pt" style:text-underline-style="none" fo:font-weight="normal" officeooo:rsid="004d74c3" style:font-size-asian="12pt" style:font-weight-asian="normal" style:font-size-complex="12pt" style:font-weight-complex="normal"/>
    </style:style>
    <style:style style:name="T56" style:family="text">
      <style:text-properties fo:font-size="12pt" style:text-underline-style="none" fo:font-weight="normal" officeooo:rsid="004fdaa7" style:font-size-asian="12pt" style:font-weight-asian="normal" style:font-size-complex="12pt" style:font-weight-complex="normal"/>
    </style:style>
    <style:style style:name="T57" style:family="text">
      <style:text-properties fo:font-size="12pt" style:text-underline-style="none" fo:font-weight="normal" officeooo:rsid="005412fb" style:font-size-asian="12pt" style:font-weight-asian="normal" style:font-size-complex="12pt" style:font-weight-complex="normal"/>
    </style:style>
    <style:style style:name="T58" style:family="text">
      <style:text-properties fo:font-size="12pt" style:text-underline-style="none" fo:font-weight="normal" officeooo:rsid="0050f63c" style:font-size-asian="12pt" style:font-weight-asian="normal" style:font-size-complex="12pt" style:font-weight-complex="normal"/>
    </style:style>
    <style:style style:name="T59" style:family="text">
      <style:text-properties fo:font-size="12pt" style:text-underline-style="none" fo:font-weight="normal" officeooo:rsid="0057620e" style:font-size-asian="12pt" style:font-weight-asian="normal" style:font-size-complex="12pt" style:font-weight-complex="normal"/>
    </style:style>
    <style:style style:name="T60" style:family="text">
      <style:text-properties fo:font-size="12pt" style:text-underline-style="none" fo:font-weight="normal" officeooo:rsid="00587120" style:font-size-asian="12pt" style:font-weight-asian="normal" style:font-size-complex="12pt" style:font-weight-complex="normal"/>
    </style:style>
    <style:style style:name="T61" style:family="text">
      <style:text-properties fo:font-size="12pt" style:text-underline-style="none" fo:font-weight="normal" officeooo:rsid="005b4e32" style:font-size-asian="12pt" style:font-weight-asian="normal" style:font-size-complex="12pt" style:font-weight-complex="normal"/>
    </style:style>
    <style:style style:name="T62" style:family="text">
      <style:text-properties fo:font-size="12pt" style:text-underline-style="none" fo:font-weight="normal" officeooo:rsid="005b5be2" style:font-size-asian="12pt" style:font-weight-asian="normal" style:font-size-complex="12pt" style:font-weight-complex="normal"/>
    </style:style>
    <style:style style:name="T63" style:family="text">
      <style:text-properties fo:font-size="12pt" style:text-underline-style="none" fo:font-weight="normal" officeooo:rsid="005d906a" style:font-size-asian="12pt" style:font-weight-asian="normal" style:font-size-complex="12pt" style:font-weight-complex="normal"/>
    </style:style>
    <style:style style:name="T64" style:family="text">
      <style:text-properties fo:font-size="12pt" style:text-underline-style="none" fo:font-weight="normal" officeooo:rsid="005f8519"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5f8519" style:font-size-asian="12pt" style:font-weight-asian="normal" style:font-size-complex="12pt" style:font-weight-complex="normal"/>
    </style:style>
    <style:style style:name="T66" style:family="text">
      <style:text-properties style:font-name="Liberation Serif" fo:font-size="12pt" style:text-underline-style="none" fo:font-weight="normal" officeooo:rsid="006387c2" style:font-size-asian="12pt" style:font-weight-asian="normal" style:font-size-complex="12pt" style:font-weight-complex="normal"/>
    </style:style>
    <style:style style:name="T67" style:family="text">
      <style:text-properties style:font-name="Liberation Serif" fo:font-size="12pt" style:text-underline-style="none" fo:font-weight="normal" officeooo:rsid="0064ff09" style:font-size-asian="12pt" style:font-weight-asian="normal" style:font-size-complex="12pt" style:font-weight-complex="normal"/>
    </style:style>
    <style:style style:name="T68" style:family="text">
      <style:text-properties style:font-name="Liberation Serif" fo:font-size="12pt" style:text-underline-style="none" fo:font-weight="normal" officeooo:rsid="006663a8" style:font-size-asian="12pt" style:font-weight-asian="normal" style:font-size-complex="12pt" style:font-weight-complex="normal"/>
    </style:style>
    <style:style style:name="T69" style:family="text">
      <style:text-properties style:font-name="Liberation Serif" fo:font-size="12pt" style:text-underline-style="none" fo:font-weight="normal" officeooo:rsid="006e4b00" style:font-size-asian="12pt" style:font-weight-asian="normal" style:font-size-complex="12pt" style:font-weight-complex="normal"/>
    </style:style>
    <style:style style:name="T70" style:family="text">
      <style:text-properties style:font-name="Liberation Serif" fo:font-size="12pt" style:text-underline-style="none" fo:font-weight="normal" officeooo:rsid="0072f75d" style:font-size-asian="12pt" style:font-weight-asian="normal" style:font-size-complex="12pt" style:font-weight-complex="normal"/>
    </style:style>
    <style:style style:name="T71" style:family="text">
      <style:text-properties style:font-name="Liberation Serif" fo:font-size="12pt" style:text-underline-style="none" fo:font-weight="normal" officeooo:rsid="00769572" style:font-size-asian="12pt" style:font-weight-asian="normal" style:font-size-complex="12pt" style:font-weight-complex="normal"/>
    </style:style>
    <style:style style:name="T72" style:family="text">
      <style:text-properties style:font-name="Liberation Serif" fo:font-size="12pt" style:text-underline-style="none" fo:font-weight="normal" officeooo:rsid="0075ee2d" style:font-size-asian="12pt" style:font-weight-asian="normal" style:font-size-complex="12pt" style:font-weight-complex="normal"/>
    </style:style>
    <style:style style:name="T73" style:family="text">
      <style:text-properties style:font-name="Liberation Serif" fo:font-size="12pt" style:text-underline-style="none" fo:font-weight="normal" officeooo:rsid="00777d1e" style:font-size-asian="12pt" style:font-weight-asian="normal" style:font-size-complex="12pt" style:font-weight-complex="normal"/>
    </style:style>
    <style:style style:name="T74" style:family="text">
      <style:text-properties style:font-name="Liberation Serif" fo:font-size="12pt" style:text-underline-style="none" fo:font-weight="normal" officeooo:rsid="00786b3a" style:font-size-asian="12pt" style:font-weight-asian="normal" style:font-size-complex="12pt" style:font-weight-complex="normal"/>
    </style:style>
    <style:style style:name="T75" style:family="text">
      <style:text-properties officeooo:rsid="008ab261"/>
    </style:style>
    <style:style style:name="T76" style:family="text">
      <style:text-properties officeooo:rsid="006663a8"/>
    </style:style>
    <style:style style:name="T77" style:family="text">
      <style:text-properties officeooo:rsid="007d51fc"/>
    </style:style>
    <style:style style:name="T78" style:family="text">
      <style:text-properties officeooo:rsid="00671666"/>
    </style:style>
    <style:style style:name="T79" style:family="text">
      <style:text-properties officeooo:rsid="0068faca"/>
    </style:style>
    <style:style style:name="T80" style:family="text">
      <style:text-properties officeooo:rsid="006aab95"/>
    </style:style>
    <style:style style:name="T81" style:family="text">
      <style:text-properties officeooo:rsid="006d5c69"/>
    </style:style>
    <style:style style:name="T82" style:family="text">
      <style:text-properties officeooo:rsid="00816305"/>
    </style:style>
    <style:style style:name="T83" style:family="text">
      <style:text-properties officeooo:rsid="00829ba6"/>
    </style:style>
    <style:style style:name="T84" style:family="text">
      <style:text-properties officeooo:rsid="0082f08e"/>
    </style:style>
    <style:style style:name="T85" style:family="text">
      <style:text-properties officeooo:rsid="008c9554"/>
    </style:style>
    <style:style style:name="T86"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bstract</text:p>
      <text:p text:style-name="P3"/>
      <text:p text:style-name="P3">Introduction</text:p>
      <text:p text:style-name="P4">Discussion of Non-Photorealistic Artwork</text:p>
      <text:p text:style-name="P5"><text:span text:style-name="T1"><text:tab/>Non-photorealistic digital artwork has become incredibly popular over recent years. </text:span><text:span text:style-name="T2">Videogames such as Nintendo’s Zelda franchise have used techniques such as cel shading to create 3D interactive comic book styled worlds for players to interact with </text:span><text:reference-mark-start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1]</text:span><text:reference-mark-end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 Filter applications such as those found in Instragram allow users to not only enhance the quality their photos, but also add in fun special effects and designs </text:span><text:reference-mark-start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2]</text:span><text:reference-mark-end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 </text:span><text:span text:style-name="T3">These techniques grew out of </text:span><text:span text:style-name="T4">earlier works on texture synthesis, the generation of artificial texture images based on a source input. These algorithms minimize the amount of memory and long term storage utilized to store and generate graphical information.</text:span></text:p>
      <text:p text:style-name="P6"/>
      <text:p text:style-name="P7">Early Texture Synthesis Work</text:p>
      <text:p text:style-name="P8"><text:tab/>Texture synthesis describes the process of using a sample of a texture and an algorithm to apply that texture to another body of work. <text:span text:style-name="T5">Some popular use cases of these algorithms range from image editing, rendering video game environments and mapping textures to 3D models, </text:span><text:span text:style-name="T6">and </text:span><text:span text:style-name="T5">special effects used in movie production. </text:span><text:span text:style-name="T7">The most basic examples of </text:span><text:span text:style-name="T8">texture synthesis</text:span><text:span text:style-name="T7"> simply involve painting a repeating pattern over and over onto an area of an image. This approach however is incredibly limiting and results in images that look distinctly artificial. These limitations have led to the design of algorithms </text:span><text:span text:style-name="T8">capable of creating</text:span><text:span text:style-name="T5"> </text:span><text:span text:style-name="T9">textures that mirror the look and feel of objects and artwork in the physical world.</text:span></text:p>
      <text:p text:style-name="P5"><text:span text:style-name="T10"><text:tab/>Some of the earliest</text:span><text:span text:style-name="T11"> works </text:span><text:span text:style-name="T10">from the 1980s o</text:span><text:span text:style-name="T11">n texture synthesis dealt with issues such as </text:span><text:span text:style-name="T10">Lewis’</text:span><text:span text:style-name="T11"> applying textures such that they create distinct details within an image at a desired scale </text:span><text:reference-mark-start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1">[3]</text:span><text:reference-mark-end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1">, </text:span><text:span text:style-name="T12">or Gagalowicz </text:span><text:span text:style-name="T10">and De Ma</text:span><text:span text:style-name="T12"> using statistical analysis to build up textures on to different surfaces </text:span><text:reference-mark-start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12">[4]</text:span><text:reference-mark-end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7">. </text:span><text:span text:style-name="T13">These algorithms were often limited in the kinds of textures they could synthesize. </text:span><text:span text:style-name="T14">Later works by </text:span><text:span text:style-name="T15">Efros </text:span><text:reference-mark-start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5">[5]</text:span><text:reference-mark-end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5"> worked to create more generalized solutions using Markov Random Fields that are able to generate a variety of </text:span><text:span text:style-name="T16">regular and stochastic textures. Additional works by Wei </text:span><text:reference-mark-start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6">[6]</text:span><text:reference-mark-end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6"> used tree-structured vector quantization (TSVR) and produced results that could be executed on hardware at the time in seconds.</text:span></text:p>
      <text:p text:style-name="P9"/>
      <text:p text:style-name="P9">NST</text:p>
      <text:p text:style-name="P10"><text:span text:style-name="T17"><text:tab/>Neural style transfer </text:span><text:span text:style-name="T18">(NST)</text:span><text:span text:style-name="T17"> is a</text:span><text:span text:style-name="T18">n</text:span><text:span text:style-name="T17"> </text:span><text:span text:style-name="T18">application</text:span><text:span text:style-name="T17"> of texture synthesis that leverages a convolutional neural network (CNN) trained on the ImageNet </text:span><text:reference-mark-start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7">[7]</text:span><text:reference-mark-end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7"> object recognition dataset to transfer the texture of a source style image onto a separate source content image. </text:span><text:span text:style-name="T19">This technique was first published by Leon Gatys and presented at CVPR in 2016 </text:span><text:reference-mark-start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9">[8]</text:span><text:reference-mark-end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9">. Using the VGG19 CNN developed by University of Oxford’s Visual Geometry Group </text:span><text:reference-mark-start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9">[9]</text:span><text:reference-mark-end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9">, </text:span><text:span text:style-name="T20">Gatys observed the interactions between individual convolution layers in VGG19 with both the style and content images. As an image propagated through the CNN, the team reconstructed the image based on the network’s response at that layer. </text:span><text:span text:style-name="T21">Gatys</text:span><text:span text:style-name="T20"> noted that the </text:span><text:span text:style-name="T22">earlier layers tended to focus on simple patterns in the images while later layers focused in on larger structures.</text:span></text:p>
      <text:p text:style-name="P11"><text:tab/>By combining the output <text:span text:style-name="T23">made up of activations</text:span> of these layers, <text:span text:style-name="T24">Gatys was able to </text:span><text:span text:style-name="T25">merge the style of one image with the content of another, generating a new image. Layers of the CNN are chosen to be used in creation of separate loss functions for both the style and content of the generated image. </text:span><text:span text:style-name="T23">Because each layer of the CNN is capturing a </text:span><text:span text:style-name="T26">different perspective of the </text:span><text:soft-page-break/><text:span text:style-name="T26">image, combinations of the outputs of the layers can control for both content and style loss by calculating the distance between activations of source images with the image being newly generated.</text:span><text:span text:style-name="T23"> </text:span><text:span text:style-name="T25">The degree to </text:span><text:span text:style-name="T26">how much the style is transferred</text:span><text:span text:style-name="T25"> is controlled by a total loss function made up of both a weighted content loss function, and a weighted style loss function. Multiple iterations of gradiant descent are performed using this function to generate the final image.</text:span></text:p>
      <text:p text:style-name="P12"><text:span text:style-name="T27"><text:tab/>Content loss is calculated based on the </text:span><text:span text:style-name="T28">weighted content distance of the original content image and the newly generated image that is being styled, at a particular convolutional layer of the neural network. The entire content loss is the mean square error (MSE) of all layers of the neural network being used to control for content loss. </text:span><text:span text:style-name="T29">Style loss is calculated similarly with a Gram matrix function. This controls for the networks becoming fixated on the positional information of certain features within the style image sample </text:span><text:reference-mark-start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29">[8]</text:span><text:reference-mark-end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29">. </text:span></text:p>
      <text:p text:style-name="P9"/>
      <text:p text:style-name="P9">Later Applications</text:p>
      <text:p text:style-name="P12"><text:span text:style-name="T30"><text:tab/></text:span><text:span text:style-name="T31">CNNs have been used for a number of related tasks related to texture synthesis. It should come as no surprise they are also use for recognition of regular and irregular textures </text:span><text:reference-mark-start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1">[10], [11]</text:span><text:reference-mark-end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0">. </text:span><text:span text:style-name="T31">They have also been used to synthesize textures outside of the standard spectrum of visible light </text:span><text:reference-mark-start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1">[12]</text:span><text:reference-mark-end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0">. </text:span><text:span text:style-name="T31">Others have taken performance into account and achieved </text:span><text:span text:style-name="T32">fast </text:span><text:span text:style-name="T31">texture transfer </text:span><text:span text:style-name="T32">in real time using CNNs </text:span><text:reference-mark-start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2">[13]</text:span><text:reference-mark-end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2">.</text:span></text:p>
      <text:p text:style-name="P13"/>
      <text:p text:style-name="P14">Materials and Methods</text:p>
      <text:p text:style-name="P4"/>
      <text:p text:style-name="P4">CNN and Image Recognition Overview</text:p>
      <text:p text:style-name="P15"><text:span text:style-name="T33"><text:tab/></text:span><text:span text:style-name="T34">ImageNet is a project to categorize groups of images based on the WorldNet hierarchy. It aims to provide over 1,000 sample images based on this hierarchy in over 100,000 different categories </text:span><text:reference-mark-start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34">[7]</text:span><text:reference-mark-end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33">. </text:span><text:span text:style-name="T34">This system is organized into a tree based heirarchy, where each image is a member of a subtree such as mammal or vehicle, and consists of further child nodes at multiple levels of depth. A simplified example is that a Mammal subtree image might also be included in the carnivore node, the dog node, and finally the husky node. </text:span><text:span text:style-name="T35">Each image was human annotated by multiple people. Further, quality is controlled by making sure that the number of </text:span><text:span text:style-name="T36">survey participants</text:span><text:span text:style-name="T35"> agreeing that an image belongs in a category is greater than a simple majority.</text:span></text:p>
      <text:p text:style-name="P12"><text:span text:style-name="T35"><text:s text:c="2"/><text:tab/>From 2012-2017, ImageNet was used in a number of contests relating to image classification and object recognition</text:span><text:reference-mark-start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35">[14]</text:span><text:reference-mark-end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35">. </text:span><text:span text:style-name="T37">The ImageNet-1K dataset is a subset of the larger ImageNet set, containing over 1,200,000 training images in 1,000 categories. Contestants were generally tasked with building a classifier to correctly categorize images. Classifiers were generally ranked on their ability to correctly classify and image amongst the classifer’s top-5 categories. While earlier contests of this type generally utilized techniques such as a support vector machine </text:span><text:reference-mark-start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37">[15]</text:span><text:reference-mark-end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37">, the 2012 contest was won by AlexNet </text:span><text:reference-mark-start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37">[16]</text:span><text:reference-mark-end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37"> </text:span><text:span text:style-name="T38">with a top-5 error rate around 15%</text:span><text:span text:style-name="T37">. </text:span><text:span text:style-name="T38">Future contests would see this number dramatically increase as image classifier CNNs were further refined.</text:span></text:p>
      <text:p text:style-name="P16"/>
      <text:p text:style-name="P17">The Networks</text:p>
      <text:p text:style-name="P18"><text:span text:style-name="T33"><text:tab/></text:span><text:span text:style-name="T39">For our experiment </text:span><text:span text:style-name="T40">I</text:span><text:span text:style-name="T39"> looked at five different CNNs: DenseNet </text:span><text:reference-mark-start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39">[17]</text:span><text:reference-mark-end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39">, GoogLeNet </text:span><text:reference-mark-start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39">[18]</text:span><text:reference-mark-end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39">, ResNet </text:span><text:reference-mark-start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39">[19]</text:span><text:reference-mark-end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39">, SqueezeNet </text:span><text:reference-mark-start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39">[20]</text:span><text:reference-mark-end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39">, and VGG </text:span><text:reference-mark-start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39">[9]</text:span><text:reference-mark-end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39">. While </text:span><text:span text:style-name="T41">AlexNet is often used in a baseline in many experiements, </text:span><text:span text:style-name="T40">I</text:span><text:span text:style-name="T41"> instead chose VGG for this purpose. The reasons for this were because Gatys chose VGG in his original NST paper </text:span><text:reference-mark-start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1">[8]</text:span><text:reference-mark-end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1">, and because an earlier work by Gatys on texture synthesis noted inferior results with AlexNet compared to those using VGG </text:span><text:reference-mark-start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1">[21]</text:span><text:reference-mark-end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1">. </text:span><text:span text:style-name="T42">The remaining </text:span><text:soft-page-break/><text:span text:style-name="T42">networks were chosen based on their notability, parameter and GLOPS calculation count, and performance with the </text:span><text:span text:style-name="T37">ImageNet-1K </text:span><text:span text:style-name="T42">dataset. </text:span></text:p>
      <text:p text:style-name="P18"><text:span text:style-name="T42"><text:tab/></text:span><text:span text:style-name="T43">B</text:span><text:span text:style-name="T40">oth SqueezeNet and GoogLeNet to represent later CNNs that require </text:span><text:span text:style-name="T44">both</text:span><text:span text:style-name="T40"> fewer parameters and calculations to analyze an image. SqueezeNet </text:span><text:span text:style-name="T45">is both the smallest network by parameter count and calculations required to analyze an image, but its perfomance at image identifcation is worse than VGG. GoogLeNet is only slightly larger in calculation count and size than SqueezeNet, but it is nearly equal in performance to VGG. DenseNet and ResNet </text:span><text:span text:style-name="T44">both represent networks consist of more parameters and calculations than the previously mentioned small networks, but greater accuracy in image identification. Notably both networks are </text:span><text:span text:style-name="T43">also</text:span><text:span text:style-name="T44"> fewer parameters and calculations than VGG.</text:span></text:p>
      <text:p text:style-name="P19"/>
      <text:p text:style-name="P4">Image Creation Experiments</text:p>
      <text:p text:style-name="P20"><text:tab/>The image set used in our NST experiments used 10 different source images. Source images represented a mix of <text:span text:style-name="T46">subjects including animals, buildings, people, plants, and vehicles. </text:span><text:span text:style-name="T47">Content images were all the creation of the author and were taken with an Olympus E-PL5 PEN Lite.</text:span><text:span text:style-name="T46"> Style images consisted of 3 different images each from 4 unique artists, Lisa Frank, Michelangelo, Piet Mondrian, and Vincent van Gogh. </text:span><text:span text:style-name="T48">Artists were chosen to represent a wide range of art styles. </text:span><text:span text:style-name="T47">All images were cropped down to a square ratio that preserved as much of the source image as possible. The images were then scaled down to 512 pixels by 512</text:span><text:span text:style-name="T46"> </text:span><text:span text:style-name="T47">pixels to ease image processing.</text:span><text:span text:style-name="T46"> Creating every combination of </text:span><text:span text:style-name="T47">content</text:span><text:span text:style-name="T46"> and style image resulted in 120 sets of 5 images, with each image in a set created by a different network. This resulted in a total of 600 images.</text:span></text:p>
      <text:p text:style-name="P12"><text:span text:style-name="T49"><text:tab/></text:span><text:span text:style-name="T50">Image creation experiments were performed using the PyTorch machine learning library </text:span><text:reference-mark-start text:name="ZOTERO_ITEM CSL_CITATION {&quot;citationID&quot;:&quot;h5oJRdbo&quot;,&quot;properties&quot;:{&quot;formattedCitation&quot;:&quot;[22]&quot;,&quot;plainCitation&quot;:&quot;[22]&quot;,&quot;noteIndex&quot;:0},&quot;citationItems&quot;:[{&quot;id&quot;:148,&quot;uris&quot;:[&quot;http://zotero.org/users/local/FlXyRKaA/items/EU4FUFCD&quot;],&quot;itemData&quot;:{&quot;id&quot;:148,&quot;type&quot;:&quot;paper-conference&quot;,&quot;container-title&quot;:&quot;Proceedings of the 29th ACM International Conference on Architectural Support for Programming Languages and Operating Systems, Volume 2&quot;,&quot;DOI&quot;:&quot;10.1145/3620665.3640366&quot;,&quot;event-place&quot;:&quot;La Jolla CA USA&quot;,&quot;event-title&quot;:&quot;ASPLOS '24: 29th ACM International Conference on Architectural Support for Programming Languages and Operating Systems, Volume 2&quot;,&quot;ISBN&quot;:&quot;979-8-4007-0385-0&quot;,&quot;language&quot;:&quot;en&quot;,&quot;page&quot;:&quot;929-947&quot;,&quot;publisher&quot;:&quot;ACM&quot;,&quot;publisher-place&quot;:&quot;La Jolla CA USA&quot;,&quot;source&quot;:&quot;DOI.org (Crossref)&quot;,&quot;title&quot;:&quot;PyTorch 2: Faster Machine Learning Through Dynamic Python Bytecode Transformation and Graph Compilation&quot;,&quot;title-short&quot;:&quot;PyTorch 2&quot;,&quot;URL&quot;:&quot;https://dl.acm.org/doi/10.1145/3620665.3640366&quot;,&quot;author&quot;:[{&quot;family&quot;:&quot;Ansel&quot;,&quot;given&quot;:&quot;Jason&quot;},{&quot;family&quot;:&quot;Yang&quot;,&quot;given&quot;:&quot;Edward&quot;},{&quot;family&quot;:&quot;He&quot;,&quot;given&quot;:&quot;Horace&quot;},{&quot;family&quot;:&quot;Gimelshein&quot;,&quot;given&quot;:&quot;Natalia&quot;},{&quot;family&quot;:&quot;Jain&quot;,&quot;given&quot;:&quot;Animesh&quot;},{&quot;family&quot;:&quot;Voznesensky&quot;,&quot;given&quot;:&quot;Michael&quot;},{&quot;family&quot;:&quot;Bao&quot;,&quot;given&quot;:&quot;Bin&quot;},{&quot;family&quot;:&quot;Bell&quot;,&quot;given&quot;:&quot;Peter&quot;},{&quot;family&quot;:&quot;Berard&quot;,&quot;given&quot;:&quot;David&quot;},{&quot;family&quot;:&quot;Burovski&quot;,&quot;given&quot;:&quot;Evgeni&quot;},{&quot;family&quot;:&quot;Chauhan&quot;,&quot;given&quot;:&quot;Geeta&quot;},{&quot;family&quot;:&quot;Chourdia&quot;,&quot;given&quot;:&quot;Anjali&quot;},{&quot;family&quot;:&quot;Constable&quot;,&quot;given&quot;:&quot;Will&quot;},{&quot;family&quot;:&quot;Desmaison&quot;,&quot;given&quot;:&quot;Alban&quot;},{&quot;family&quot;:&quot;DeVito&quot;,&quot;given&quot;:&quot;Zachary&quot;},{&quot;family&quot;:&quot;Ellison&quot;,&quot;given&quot;:&quot;Elias&quot;},{&quot;family&quot;:&quot;Feng&quot;,&quot;given&quot;:&quot;Will&quot;},{&quot;family&quot;:&quot;Gong&quot;,&quot;given&quot;:&quot;Jiong&quot;},{&quot;family&quot;:&quot;Gschwind&quot;,&quot;given&quot;:&quot;Michael&quot;},{&quot;family&quot;:&quot;Hirsh&quot;,&quot;given&quot;:&quot;Brian&quot;},{&quot;family&quot;:&quot;Huang&quot;,&quot;given&quot;:&quot;Sherlock&quot;},{&quot;family&quot;:&quot;Kalambarkar&quot;,&quot;given&quot;:&quot;Kshiteej&quot;},{&quot;family&quot;:&quot;Kirsch&quot;,&quot;given&quot;:&quot;Laurent&quot;},{&quot;family&quot;:&quot;Lazos&quot;,&quot;given&quot;:&quot;Michael&quot;},{&quot;family&quot;:&quot;Lezcano&quot;,&quot;given&quot;:&quot;Mario&quot;},{&quot;family&quot;:&quot;Liang&quot;,&quot;given&quot;:&quot;Yanbo&quot;},{&quot;family&quot;:&quot;Liang&quot;,&quot;given&quot;:&quot;Jason&quot;},{&quot;family&quot;:&quot;Lu&quot;,&quot;given&quot;:&quot;Yinghai&quot;},{&quot;family&quot;:&quot;Luk&quot;,&quot;given&quot;:&quot;C. K.&quot;},{&quot;family&quot;:&quot;Maher&quot;,&quot;given&quot;:&quot;Bert&quot;},{&quot;family&quot;:&quot;Pan&quot;,&quot;given&quot;:&quot;Yunjie&quot;},{&quot;family&quot;:&quot;Puhrsch&quot;,&quot;given&quot;:&quot;Christian&quot;},{&quot;family&quot;:&quot;Reso&quot;,&quot;given&quot;:&quot;Matthias&quot;},{&quot;family&quot;:&quot;Saroufim&quot;,&quot;given&quot;:&quot;Mark&quot;},{&quot;family&quot;:&quot;Siraichi&quot;,&quot;given&quot;:&quot;Marcos Yukio&quot;},{&quot;family&quot;:&quot;Suk&quot;,&quot;given&quot;:&quot;Helen&quot;},{&quot;family&quot;:&quot;Zhang&quot;,&quot;given&quot;:&quot;Shunting&quot;},{&quot;family&quot;:&quot;Suo&quot;,&quot;given&quot;:&quot;Michael&quot;},{&quot;family&quot;:&quot;Tillet&quot;,&quot;given&quot;:&quot;Phil&quot;},{&quot;family&quot;:&quot;Zhao&quot;,&quot;given&quot;:&quot;Xu&quot;},{&quot;family&quot;:&quot;Wang&quot;,&quot;given&quot;:&quot;Eikan&quot;},{&quot;family&quot;:&quot;Zhou&quot;,&quot;given&quot;:&quot;Keren&quot;},{&quot;family&quot;:&quot;Zou&quot;,&quot;given&quot;:&quot;Richard&quot;},{&quot;family&quot;:&quot;Wang&quot;,&quot;given&quot;:&quot;Xiaodong&quot;},{&quot;family&quot;:&quot;Mathews&quot;,&quot;given&quot;:&quot;Ajit&quot;},{&quot;family&quot;:&quot;Wen&quot;,&quot;given&quot;:&quot;William&quot;},{&quot;family&quot;:&quot;Chanan&quot;,&quot;given&quot;:&quot;Gregory&quot;},{&quot;family&quot;:&quot;Wu&quot;,&quot;given&quot;:&quot;Peng&quot;},{&quot;family&quot;:&quot;Chintala&quot;,&quot;given&quot;:&quot;Soumith&quot;}],&quot;accessed&quot;:{&quot;date-parts&quot;:[[&quot;2025&quot;,10,22]]},&quot;issued&quot;:{&quot;date-parts&quot;:[[&quot;2024&quot;,4,27]]}}}],&quot;schema&quot;:&quot;https://github.com/citation-style-language/schema/raw/master/csl-citation.json&quot;} RNDXOxnxk10lA"/><text:span text:style-name="T50">[22]</text:span><text:reference-mark-end text:name="ZOTERO_ITEM CSL_CITATION {&quot;citationID&quot;:&quot;h5oJRdbo&quot;,&quot;properties&quot;:{&quot;formattedCitation&quot;:&quot;[22]&quot;,&quot;plainCitation&quot;:&quot;[22]&quot;,&quot;noteIndex&quot;:0},&quot;citationItems&quot;:[{&quot;id&quot;:148,&quot;uris&quot;:[&quot;http://zotero.org/users/local/FlXyRKaA/items/EU4FUFCD&quot;],&quot;itemData&quot;:{&quot;id&quot;:148,&quot;type&quot;:&quot;paper-conference&quot;,&quot;container-title&quot;:&quot;Proceedings of the 29th ACM International Conference on Architectural Support for Programming Languages and Operating Systems, Volume 2&quot;,&quot;DOI&quot;:&quot;10.1145/3620665.3640366&quot;,&quot;event-place&quot;:&quot;La Jolla CA USA&quot;,&quot;event-title&quot;:&quot;ASPLOS '24: 29th ACM International Conference on Architectural Support for Programming Languages and Operating Systems, Volume 2&quot;,&quot;ISBN&quot;:&quot;979-8-4007-0385-0&quot;,&quot;language&quot;:&quot;en&quot;,&quot;page&quot;:&quot;929-947&quot;,&quot;publisher&quot;:&quot;ACM&quot;,&quot;publisher-place&quot;:&quot;La Jolla CA USA&quot;,&quot;source&quot;:&quot;DOI.org (Crossref)&quot;,&quot;title&quot;:&quot;PyTorch 2: Faster Machine Learning Through Dynamic Python Bytecode Transformation and Graph Compilation&quot;,&quot;title-short&quot;:&quot;PyTorch 2&quot;,&quot;URL&quot;:&quot;https://dl.acm.org/doi/10.1145/3620665.3640366&quot;,&quot;author&quot;:[{&quot;family&quot;:&quot;Ansel&quot;,&quot;given&quot;:&quot;Jason&quot;},{&quot;family&quot;:&quot;Yang&quot;,&quot;given&quot;:&quot;Edward&quot;},{&quot;family&quot;:&quot;He&quot;,&quot;given&quot;:&quot;Horace&quot;},{&quot;family&quot;:&quot;Gimelshein&quot;,&quot;given&quot;:&quot;Natalia&quot;},{&quot;family&quot;:&quot;Jain&quot;,&quot;given&quot;:&quot;Animesh&quot;},{&quot;family&quot;:&quot;Voznesensky&quot;,&quot;given&quot;:&quot;Michael&quot;},{&quot;family&quot;:&quot;Bao&quot;,&quot;given&quot;:&quot;Bin&quot;},{&quot;family&quot;:&quot;Bell&quot;,&quot;given&quot;:&quot;Peter&quot;},{&quot;family&quot;:&quot;Berard&quot;,&quot;given&quot;:&quot;David&quot;},{&quot;family&quot;:&quot;Burovski&quot;,&quot;given&quot;:&quot;Evgeni&quot;},{&quot;family&quot;:&quot;Chauhan&quot;,&quot;given&quot;:&quot;Geeta&quot;},{&quot;family&quot;:&quot;Chourdia&quot;,&quot;given&quot;:&quot;Anjali&quot;},{&quot;family&quot;:&quot;Constable&quot;,&quot;given&quot;:&quot;Will&quot;},{&quot;family&quot;:&quot;Desmaison&quot;,&quot;given&quot;:&quot;Alban&quot;},{&quot;family&quot;:&quot;DeVito&quot;,&quot;given&quot;:&quot;Zachary&quot;},{&quot;family&quot;:&quot;Ellison&quot;,&quot;given&quot;:&quot;Elias&quot;},{&quot;family&quot;:&quot;Feng&quot;,&quot;given&quot;:&quot;Will&quot;},{&quot;family&quot;:&quot;Gong&quot;,&quot;given&quot;:&quot;Jiong&quot;},{&quot;family&quot;:&quot;Gschwind&quot;,&quot;given&quot;:&quot;Michael&quot;},{&quot;family&quot;:&quot;Hirsh&quot;,&quot;given&quot;:&quot;Brian&quot;},{&quot;family&quot;:&quot;Huang&quot;,&quot;given&quot;:&quot;Sherlock&quot;},{&quot;family&quot;:&quot;Kalambarkar&quot;,&quot;given&quot;:&quot;Kshiteej&quot;},{&quot;family&quot;:&quot;Kirsch&quot;,&quot;given&quot;:&quot;Laurent&quot;},{&quot;family&quot;:&quot;Lazos&quot;,&quot;given&quot;:&quot;Michael&quot;},{&quot;family&quot;:&quot;Lezcano&quot;,&quot;given&quot;:&quot;Mario&quot;},{&quot;family&quot;:&quot;Liang&quot;,&quot;given&quot;:&quot;Yanbo&quot;},{&quot;family&quot;:&quot;Liang&quot;,&quot;given&quot;:&quot;Jason&quot;},{&quot;family&quot;:&quot;Lu&quot;,&quot;given&quot;:&quot;Yinghai&quot;},{&quot;family&quot;:&quot;Luk&quot;,&quot;given&quot;:&quot;C. K.&quot;},{&quot;family&quot;:&quot;Maher&quot;,&quot;given&quot;:&quot;Bert&quot;},{&quot;family&quot;:&quot;Pan&quot;,&quot;given&quot;:&quot;Yunjie&quot;},{&quot;family&quot;:&quot;Puhrsch&quot;,&quot;given&quot;:&quot;Christian&quot;},{&quot;family&quot;:&quot;Reso&quot;,&quot;given&quot;:&quot;Matthias&quot;},{&quot;family&quot;:&quot;Saroufim&quot;,&quot;given&quot;:&quot;Mark&quot;},{&quot;family&quot;:&quot;Siraichi&quot;,&quot;given&quot;:&quot;Marcos Yukio&quot;},{&quot;family&quot;:&quot;Suk&quot;,&quot;given&quot;:&quot;Helen&quot;},{&quot;family&quot;:&quot;Zhang&quot;,&quot;given&quot;:&quot;Shunting&quot;},{&quot;family&quot;:&quot;Suo&quot;,&quot;given&quot;:&quot;Michael&quot;},{&quot;family&quot;:&quot;Tillet&quot;,&quot;given&quot;:&quot;Phil&quot;},{&quot;family&quot;:&quot;Zhao&quot;,&quot;given&quot;:&quot;Xu&quot;},{&quot;family&quot;:&quot;Wang&quot;,&quot;given&quot;:&quot;Eikan&quot;},{&quot;family&quot;:&quot;Zhou&quot;,&quot;given&quot;:&quot;Keren&quot;},{&quot;family&quot;:&quot;Zou&quot;,&quot;given&quot;:&quot;Richard&quot;},{&quot;family&quot;:&quot;Wang&quot;,&quot;given&quot;:&quot;Xiaodong&quot;},{&quot;family&quot;:&quot;Mathews&quot;,&quot;given&quot;:&quot;Ajit&quot;},{&quot;family&quot;:&quot;Wen&quot;,&quot;given&quot;:&quot;William&quot;},{&quot;family&quot;:&quot;Chanan&quot;,&quot;given&quot;:&quot;Gregory&quot;},{&quot;family&quot;:&quot;Wu&quot;,&quot;given&quot;:&quot;Peng&quot;},{&quot;family&quot;:&quot;Chintala&quot;,&quot;given&quot;:&quot;Soumith&quot;}],&quot;accessed&quot;:{&quot;date-parts&quot;:[[&quot;2025&quot;,10,22]]},&quot;issued&quot;:{&quot;date-parts&quot;:[[&quot;2024&quot;,4,27]]}}}],&quot;schema&quot;:&quot;https://github.com/citation-style-language/schema/raw/master/csl-citation.json&quot;} RNDXOxnxk10lA"/><text:span text:style-name="T50"> in Python using an Intel Core™ i9-13900K Processor with 32GB of ram running Ubuntu 22.04.5 LTS with the Linux 5.15.0-153-generic kernel. Additionally work was offloaded to an Nvidia GeForce RTX 4070 with 12GB of onboard memory where possible. Both source and content images were scaled to 512 pixels before style transfer was performed.</text:span></text:p>
      <text:p text:style-name="P20"><text:tab/><text:span text:style-name="T51">Images were styled over 100 iterations with each neural network. Content and style weights for the loss functions used in executing these iterations was chosen to maximize the styling effect while still preserving the content structures of the source images. The same weights were used for all content and style image runs.</text:span></text:p>
      <text:p text:style-name="P21"/>
      <text:p text:style-name="P22">Image Quality Metrics</text:p>
      <text:p text:style-name="P23"><text:span text:style-name="T52"><text:tab/>Numerous image quality metrics were applied to our the generated images. These tended to fall into two broad categories, </text:span><text:span text:style-name="T53">metric that require a source image as a reference, also known as full reference, and metrics that require no reference image to calculate the image quality. We chose four types of full reference image metrics and three types of no reference metrics. Metrics were chosen mostly on their notability and also their availability within pyiqa image quality assessment package for python </text:span><text:reference-mark-start text:name="ZOTERO_ITEM CSL_CITATION {&quot;citationID&quot;:&quot;fn1CrYIh&quot;,&quot;properties&quot;:{&quot;formattedCitation&quot;:&quot;[23]&quot;,&quot;plainCitation&quot;:&quot;[23]&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Jyx6yjw02C"/><text:span text:style-name="T53">[23]</text:span><text:reference-mark-end text:name="ZOTERO_ITEM CSL_CITATION {&quot;citationID&quot;:&quot;fn1CrYIh&quot;,&quot;properties&quot;:{&quot;formattedCitation&quot;:&quot;[23]&quot;,&quot;plainCitation&quot;:&quot;[23]&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Jyx6yjw02C"/><text:span text:style-name="T53">. </text:span><text:span text:style-name="T54">Calculations are offloaded to the GPU using the Nvidia CUDA platform for parallel computing and the </text:span><text:span text:style-name="T50">PyTorch </text:span><text:span text:style-name="T54">library.</text:span></text:p>
      <text:p text:style-name="P12"><text:span text:style-name="T54"><text:tab/>Our first metric we looked at peak signal-to-noise ratio (PSNR) </text:span><text:reference-mark-start text:name="ZOTERO_ITEM CSL_CITATION {&quot;citationID&quot;:&quot;EyeOLIBc&quot;,&quot;properties&quot;:{&quot;formattedCitation&quot;:&quot;[24]&quot;,&quot;plainCitation&quot;:&quot;[24]&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KQLevF9ta7"/><text:span text:style-name="T54">[24]</text:span><text:reference-mark-end text:name="ZOTERO_ITEM CSL_CITATION {&quot;citationID&quot;:&quot;EyeOLIBc&quot;,&quot;properties&quot;:{&quot;formattedCitation&quot;:&quot;[24]&quot;,&quot;plainCitation&quot;:&quot;[24]&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KQLevF9ta7"/><text:span text:style-name="T54">. </text:span><text:span text:style-name="T55">This measurement is commonly used in audio and visual broadcast applications such as image compression to understand the quality of a received transmission in comparison to its source. Essentially this is just calculating the mean square error difference between our content image and our generated image. This test does not purport to take human qualities of perception into account, nor does it </text:span><text:soft-page-break/><text:span text:style-name="T55">factor in any perceived qualities of the artwork other than how closely it matches the reference image.</text:span></text:p>
      <text:p text:style-name="P12"><text:span text:style-name="T54"><text:tab/></text:span><text:span text:style-name="T56">Structural similarity image measure (SSIM) is another metric that is newer than PSNR, first proposed by </text:span><text:span text:style-name="T57">Zhao </text:span><text:span text:style-name="T58">Wang et al., in 2004 </text:span><text:reference-mark-start text:name="ZOTERO_ITEM CSL_CITATION {&quot;citationID&quot;:&quot;CEmG9XbE&quot;,&quot;properties&quot;:{&quot;formattedCitation&quot;:&quot;[25]&quot;,&quot;plainCitation&quot;:&quot;[25]&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4XL3X0tl1C"/><text:span text:style-name="T58">[25]</text:span><text:reference-mark-end text:name="ZOTERO_ITEM CSL_CITATION {&quot;citationID&quot;:&quot;CEmG9XbE&quot;,&quot;properties&quot;:{&quot;formattedCitation&quot;:&quot;[25]&quot;,&quot;plainCitation&quot;:&quot;[25]&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4XL3X0tl1C"/><text:span text:style-name="T58">. Differing from PSNR, that does compares two images pixel by pixel, SSIM attempts to evaluate similarities based on </text:span><text:span text:style-name="T57">luminance</text:span><text:span text:style-name="T58">, contrast, and structure of two images. </text:span><text:span text:style-name="T59">By focusing on these metrics </text:span><text:span text:style-name="T60">we can better evaluate elements that humans perceive when looking at an image compared to raw pixel value changes. One downside to SSIM however is that it does not handle structural distortion or shifts very well, and will score a transformed image poorly even if the said distortion is not readily apparent to the human observer </text:span><text:reference-mark-start text:name="ZOTERO_ITEM CSL_CITATION {&quot;citationID&quot;:&quot;VCl8Gjix&quot;,&quot;properties&quot;:{&quot;formattedCitation&quot;:&quot;[26]&quot;,&quot;plainCitation&quot;:&quot;[26]&quot;,&quot;noteIndex&quot;:0},&quot;citationItems&quot;:[{&quot;id&quot;:149,&quot;uris&quot;:[&quot;http://zotero.org/users/local/FlXyRKaA/items/5Z6JEUCY&quot;],&quot;itemData&quot;:{&quot;id&quot;:149,&quot;type&quot;:&quot;article-journal&quot;,&quot;abstract&quot;:&quot;In this article, we have reviewed the reasons why we (collectively) want to love or leave the venerable (but perhaps hoary) MSE. We have also reviewed emerging alternative signal fidelity measures and discussed their potential application to a wide variety of problems. The message we are trying to send here is not that one should abandon use of the MSE nor to blindly switch to any other particular signal fidelity measure. Rather, we hope to make the point that there are powerful, easy-to-use, and easy-to-understand alternatives that might be deployed depending on the application environment and needs. While we expect (and indeed, hope) that the MSE will continue to be widely used as a signal fidelity measure, it is our greater desire to see more advanced signal fidelity measures being used, especially in applications where perceptual criteria might be relevant. Ideally, the performance of a new signal processing algorithm might be compared to other algorithms using several fidelity criteria. Lastly, we hope that we have given further motivation to the community to consider recent advanced signal fidelity measures as design criteria for optimizing signal processing algorithms and systems. It is in this direction that we believe that the greatest benefit eventually lies.&quot;,&quot;container-title&quot;:&quot;IEEE Signal Processing Magazine&quot;,&quot;DOI&quot;:&quot;10.1109/MSP.2008.930649&quot;,&quot;ISSN&quot;:&quot;1558-0792&quot;,&quot;issue&quot;:&quot;1&quot;,&quot;page&quot;:&quot;98-117&quot;,&quot;source&quot;:&quot;IEEE Xplore&quot;,&quot;title&quot;:&quot;Mean squared error: Love it or leave it? A new look at Signal Fidelity Measures&quot;,&quot;title-short&quot;:&quot;Mean squared error&quot;,&quot;volume&quot;:&quot;26&quot;,&quot;author&quot;:[{&quot;family&quot;:&quot;Wang&quot;,&quot;given&quot;:&quot;Zhou&quot;},{&quot;family&quot;:&quot;Bovik&quot;,&quot;given&quot;:&quot;Alan C.&quot;}],&quot;issued&quot;:{&quot;date-parts&quot;:[[&quot;2009&quot;,1]]}}}],&quot;schema&quot;:&quot;https://github.com/citation-style-language/schema/raw/master/csl-citation.json&quot;} RND0dX6p6bFOP"/><text:span text:style-name="T60">[26]</text:span><text:reference-mark-end text:name="ZOTERO_ITEM CSL_CITATION {&quot;citationID&quot;:&quot;VCl8Gjix&quot;,&quot;properties&quot;:{&quot;formattedCitation&quot;:&quot;[26]&quot;,&quot;plainCitation&quot;:&quot;[26]&quot;,&quot;noteIndex&quot;:0},&quot;citationItems&quot;:[{&quot;id&quot;:149,&quot;uris&quot;:[&quot;http://zotero.org/users/local/FlXyRKaA/items/5Z6JEUCY&quot;],&quot;itemData&quot;:{&quot;id&quot;:149,&quot;type&quot;:&quot;article-journal&quot;,&quot;abstract&quot;:&quot;In this article, we have reviewed the reasons why we (collectively) want to love or leave the venerable (but perhaps hoary) MSE. We have also reviewed emerging alternative signal fidelity measures and discussed their potential application to a wide variety of problems. The message we are trying to send here is not that one should abandon use of the MSE nor to blindly switch to any other particular signal fidelity measure. Rather, we hope to make the point that there are powerful, easy-to-use, and easy-to-understand alternatives that might be deployed depending on the application environment and needs. While we expect (and indeed, hope) that the MSE will continue to be widely used as a signal fidelity measure, it is our greater desire to see more advanced signal fidelity measures being used, especially in applications where perceptual criteria might be relevant. Ideally, the performance of a new signal processing algorithm might be compared to other algorithms using several fidelity criteria. Lastly, we hope that we have given further motivation to the community to consider recent advanced signal fidelity measures as design criteria for optimizing signal processing algorithms and systems. It is in this direction that we believe that the greatest benefit eventually lies.&quot;,&quot;container-title&quot;:&quot;IEEE Signal Processing Magazine&quot;,&quot;DOI&quot;:&quot;10.1109/MSP.2008.930649&quot;,&quot;ISSN&quot;:&quot;1558-0792&quot;,&quot;issue&quot;:&quot;1&quot;,&quot;page&quot;:&quot;98-117&quot;,&quot;source&quot;:&quot;IEEE Xplore&quot;,&quot;title&quot;:&quot;Mean squared error: Love it or leave it? A new look at Signal Fidelity Measures&quot;,&quot;title-short&quot;:&quot;Mean squared error&quot;,&quot;volume&quot;:&quot;26&quot;,&quot;author&quot;:[{&quot;family&quot;:&quot;Wang&quot;,&quot;given&quot;:&quot;Zhou&quot;},{&quot;family&quot;:&quot;Bovik&quot;,&quot;given&quot;:&quot;Alan C.&quot;}],&quot;issued&quot;:{&quot;date-parts&quot;:[[&quot;2009&quot;,1]]}}}],&quot;schema&quot;:&quot;https://github.com/citation-style-language/schema/raw/master/csl-citation.json&quot;} RND0dX6p6bFOP"/><text:span text:style-name="T60">. </text:span><text:span text:style-name="T61">This could however be seen as an advantage,</text:span><text:span text:style-name="T62"> as these kinds of transformations are much less desirable in image reproduction than they are abstract artwork.</text:span></text:p>
      <text:p text:style-name="P12"><text:span text:style-name="T60"><text:tab/></text:span><text:span text:style-name="T61">Another metric that attempts to focus in on what humans perceive is the feature similarity index measure (FSIM) <text:s/></text:span><text:reference-mark-start text:name="ZOTERO_ITEM CSL_CITATION {&quot;citationID&quot;:&quot;JfJpZi6S&quot;,&quot;properties&quot;:{&quot;formattedCitation&quot;:&quot;[27]&quot;,&quot;plainCitation&quot;:&quot;[27]&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uPOmWL33I9"/><text:span text:style-name="T61">[27]</text:span><text:reference-mark-end text:name="ZOTERO_ITEM CSL_CITATION {&quot;citationID&quot;:&quot;JfJpZi6S&quot;,&quot;properties&quot;:{&quot;formattedCitation&quot;:&quot;[27]&quot;,&quot;plainCitation&quot;:&quot;[27]&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uPOmWL33I9"/><text:span text:style-name="T61">. As hinted at in the name, this index focuses in on features, giving more weight to structures in an image than other parts within the image. Also it is more computationally complex than PSNR and SSIM because it effectively is performing feature extraction as part of its measurement. Finally FSIM also can struggle handling the same kind</text:span><text:span text:style-name="T62">s</text:span><text:span text:style-name="T61"> of </text:span><text:span text:style-name="T62">edge distortions and shifts that SSIM struggles with, but again this metric was not originally intended for judging abstract artwork.</text:span></text:p>
      <text:p text:style-name="P12"><text:span text:style-name="T62"><text:tab/></text:span><text:span text:style-name="T63">Unlike the previous metrics, Learned Perceptual Image Patch Similarity (LPIPS) uses a CNN to calculate similarity to a reference image </text:span><text:reference-mark-start text:name="ZOTERO_ITEM CSL_CITATION {&quot;citationID&quot;:&quot;4SjvRTcW&quot;,&quot;properties&quot;:{&quot;formattedCitation&quot;:&quot;[28]&quot;,&quot;plainCitation&quot;:&quot;[28]&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P2AJZvhG2F"/><text:span text:style-name="T63">[28]</text:span><text:reference-mark-end text:name="ZOTERO_ITEM CSL_CITATION {&quot;citationID&quot;:&quot;4SjvRTcW&quot;,&quot;properties&quot;:{&quot;formattedCitation&quot;:&quot;[28]&quot;,&quot;plainCitation&quot;:&quot;[28]&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P2AJZvhG2F"/><text:span text:style-name="T63">. It is able to handle image distortions that the above networks struggle with. </text:span><text:span text:style-name="T64">What is also interesting about LPIPS is it no only been evaluated on its ability to handle distortions from factors such as image noise, blur, or image compression, but it has also been tuned to handle the kinds of distortions coming from using a neural network to perform various task on an image. Activities such as denoising, colorizing, or enhancing resolution using a CNN can induce their own set of distortions on an image. Downsides to this metric are its calculation costs because it uses a neural network in its calculations.</text:span></text:p>
      <text:p text:style-name="P24"><text:span text:style-name="T65"><text:tab/></text:span><text:span text:style-name="T66">No reference </text:span><text:span text:style-name="T67">image metrics differ from the above </text:span><text:span text:style-name="T68">full reference</text:span><text:span text:style-name="T67"> metric</text:span><text:span text:style-name="T68">s</text:span><text:span text:style-name="T67"> in that they solely rely on an algorithm to determine the quality of an image. </text:span><text:span text:style-name="T69">B</text:span><text:span text:style-name="T67">lind/referenceless image spatial quality evaluator </text:span><text:span text:style-name="T69">(BRISQUE) </text:span><text:reference-mark-start text:name="ZOTERO_ITEM CSL_CITATION {&quot;citationID&quot;:&quot;Bnz1T9Qk&quot;,&quot;properties&quot;:{&quot;formattedCitation&quot;:&quot;[29]&quot;,&quot;plainCitation&quot;:&quot;[29]&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nM8Dzw9sRy"/><text:span text:style-name="T69">[29]</text:span><text:reference-mark-end text:name="ZOTERO_ITEM CSL_CITATION {&quot;citationID&quot;:&quot;Bnz1T9Qk&quot;,&quot;properties&quot;:{&quot;formattedCitation&quot;:&quot;[29]&quot;,&quot;plainCitation&quot;:&quot;[29]&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nM8Dzw9sRy"/><text:span text:style-name="T67"> </text:span><text:span text:style-name="T69">detects distortions by examing the natural scene statistics to detect where luminance in images differ from what is normally found in high quality images. This allows the imaging metric to assign a rating to the evaluated image without having an original source image, </text:span><text:span text:style-name="T70">however</text:span><text:span text:style-name="T69"> </text:span><text:span text:style-name="T70">BRISQUE does require training data for calibration.</text:span><text:span text:style-name="T69"> We only ran the BRISQUE metric on our generated image, not on our content or stylization sources.</text:span></text:p>
      <text:p text:style-name="P24"><text:span text:style-name="T69"><text:tab/></text:span><text:span text:style-name="T70">We also looked at a similar image metric known as Natural Image Quality Evaluator (NIQE) </text:span><text:reference-mark-start text:name="ZOTERO_ITEM CSL_CITATION {&quot;citationID&quot;:&quot;jq2puntW&quot;,&quot;properties&quot;:{&quot;formattedCitation&quot;:&quot;[30]&quot;,&quot;plainCitation&quot;:&quot;[30]&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JUK1WJ1S8R"/><text:span text:style-name="T70">[30]</text:span><text:reference-mark-end text:name="ZOTERO_ITEM CSL_CITATION {&quot;citationID&quot;:&quot;jq2puntW&quot;,&quot;properties&quot;:{&quot;formattedCitation&quot;:&quot;[30]&quot;,&quot;plainCitation&quot;:&quot;[30]&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JUK1WJ1S8R"/><text:span text:style-name="T70">. NIQE is similar to BRISQUE in that it looks at natural scene statistics to determine image quality, but unlike BRISQUE it does not require any initial training against an image set. This advantage should allow NIQE to be more effective at identifying image distortions outside the BRISQUE training set, as BRISQUE is generally not calibrated to an image set containing images modified using a CNN.</text:span></text:p>
      <text:p text:style-name="Standard"><text:span text:style-name="T70"><text:tab/></text:span><text:span text:style-name="T71">T</text:span><text:span text:style-name="T72">he last </text:span><text:span text:style-name="T71">no-reference metric</text:span><text:span text:style-name="T72"> </text:span><text:span text:style-name="T71">examined was Perception-based Image Quality Evaluator (PIQE) </text:span><text:reference-mark-start text:name="ZOTERO_ITEM CSL_CITATION {&quot;citationID&quot;:&quot;HMTMWgmc&quot;,&quot;properties&quot;:{&quot;formattedCitation&quot;:&quot;[31]&quot;,&quot;plainCitation&quot;:&quot;[31]&quot;,&quot;noteIndex&quot;:0},&quot;citationItems&quot;:[{&quot;id&quot;:36,&quot;uris&quot;:[&quot;http://zotero.org/users/local/FlXyRKaA/items/3VBG49QQ&quot;],&quot;itemData&quot;:{&quot;id&quot;:36,&quot;type&quot;:&quot;paper-conference&quot;,&quot;abstract&quot;:&quot;This paper proposes a novel no-reference Perception-based Image Quality Evaluator (PIQUE) for real-world imagery. A majority of the existing methods for blind image quality assessment rely on opinion-based supervised learning for quality score prediction. Unlike these methods, we propose an opinion unaware methodology that attempts to quantify distortion without the need for any training data. Our method relies on extracting local features for predicting quality. Additionally, to mimic human behavior, we estimate quality only from perceptually significant spatial regions. Further, the choice of our features enables us to generate a fine-grained block level distortion map. Our algorithm is competitive with the state-of-the-art based on evaluation over several popular datasets including LIVE IQA, TID &amp; CSIQ. Finally, our algorithm has low computational complexity despite working at the block-level.&quot;,&quot;container-title&quot;:&quot;2015 Twenty First National Conference on Communications (NCC)&quot;,&quot;DOI&quot;:&quot;10.1109/NCC.2015.7084843&quot;,&quot;event-title&quot;:&quot;2015 Twenty First National Conference on Communications (NCC)&quot;,&quot;page&quot;:&quot;1-6&quot;,&quot;source&quot;:&quot;IEEE Xplore&quot;,&quot;title&quot;:&quot;Blind image quality evaluation using perception based features&quot;,&quot;URL&quot;:&quot;https://ieeexplore.ieee.org/document/7084843/&quot;,&quot;author&quot;:[{&quot;family&quot;:&quot;N&quot;,&quot;given&quot;:&quot;Venkatanath&quot;},{&quot;family&quot;:&quot;D&quot;,&quot;given&quot;:&quot;Praneeth&quot;},{&quot;family&quot;:&quot;Bh&quot;,&quot;given&quot;:&quot;Maruthi Chandrasekhar&quot;},{&quot;family&quot;:&quot;Channappayya&quot;,&quot;given&quot;:&quot;Sumohana S.&quot;},{&quot;family&quot;:&quot;Medasani&quot;,&quot;given&quot;:&quot;Swarup S.&quot;}],&quot;accessed&quot;:{&quot;date-parts&quot;:[[&quot;2025&quot;,8,13]]},&quot;issued&quot;:{&quot;date-parts&quot;:[[&quot;2015&quot;,2]]}}}],&quot;schema&quot;:&quot;https://github.com/citation-style-language/schema/raw/master/csl-citation.json&quot;} RNDsPfOtiMnMV"/><text:span text:style-name="T71">[31]</text:span><text:reference-mark-end text:name="ZOTERO_ITEM CSL_CITATION {&quot;citationID&quot;:&quot;HMTMWgmc&quot;,&quot;properties&quot;:{&quot;formattedCitation&quot;:&quot;[31]&quot;,&quot;plainCitation&quot;:&quot;[31]&quot;,&quot;noteIndex&quot;:0},&quot;citationItems&quot;:[{&quot;id&quot;:36,&quot;uris&quot;:[&quot;http://zotero.org/users/local/FlXyRKaA/items/3VBG49QQ&quot;],&quot;itemData&quot;:{&quot;id&quot;:36,&quot;type&quot;:&quot;paper-conference&quot;,&quot;abstract&quot;:&quot;This paper proposes a novel no-reference Perception-based Image Quality Evaluator (PIQUE) for real-world imagery. A majority of the existing methods for blind image quality assessment rely on opinion-based supervised learning for quality score prediction. Unlike these methods, we propose an opinion unaware methodology that attempts to quantify distortion without the need for any training data. Our method relies on extracting local features for predicting quality. Additionally, to mimic human behavior, we estimate quality only from perceptually significant spatial regions. Further, the choice of our features enables us to generate a fine-grained block level distortion map. Our algorithm is competitive with the state-of-the-art based on evaluation over several popular datasets including LIVE IQA, TID &amp; CSIQ. Finally, our algorithm has low computational complexity despite working at the block-level.&quot;,&quot;container-title&quot;:&quot;2015 Twenty First National Conference on Communications (NCC)&quot;,&quot;DOI&quot;:&quot;10.1109/NCC.2015.7084843&quot;,&quot;event-title&quot;:&quot;2015 Twenty First National Conference on Communications (NCC)&quot;,&quot;page&quot;:&quot;1-6&quot;,&quot;source&quot;:&quot;IEEE Xplore&quot;,&quot;title&quot;:&quot;Blind image quality evaluation using perception based features&quot;,&quot;URL&quot;:&quot;https://ieeexplore.ieee.org/document/7084843/&quot;,&quot;author&quot;:[{&quot;family&quot;:&quot;N&quot;,&quot;given&quot;:&quot;Venkatanath&quot;},{&quot;family&quot;:&quot;D&quot;,&quot;given&quot;:&quot;Praneeth&quot;},{&quot;family&quot;:&quot;Bh&quot;,&quot;given&quot;:&quot;Maruthi Chandrasekhar&quot;},{&quot;family&quot;:&quot;Channappayya&quot;,&quot;given&quot;:&quot;Sumohana S.&quot;},{&quot;family&quot;:&quot;Medasani&quot;,&quot;given&quot;:&quot;Swarup S.&quot;}],&quot;accessed&quot;:{&quot;date-parts&quot;:[[&quot;2025&quot;,8,13]]},&quot;issued&quot;:{&quot;date-parts&quot;:[[&quot;2015&quot;,2]]}}}],&quot;schema&quot;:&quot;https://github.com/citation-style-language/schema/raw/master/csl-citation.json&quot;} RNDsPfOtiMnMV"/><text:span text:style-name="T71">. </text:span><text:span text:style-name="T73">PIQE is like NIQE in that is requires no training data, but differs in that it tries to prioritize features important in human perception when making image quality assessments. This means that areas that the metric prioritizes as important to human perception are weighted more heavily than the rest of the image. </text:span><text:span text:style-name="T74">Time taken to analyze an image remains similar to NIQE, and is negligible when performed on a modern GPU.</text:span></text:p>
      <text:p text:style-name="P25"><text:soft-page-break/></text:p>
      <text:p text:style-name="P4"><text:span text:style-name="T75">Participant</text:span> Survey Design</text:p>
      <text:p text:style-name="P26"><text:tab/>The <text:span text:style-name="T75">participant</text:span> survey contains some initial questions surrounding one’s familiarity with the artists whose styles were used for the generated artwork, along with the <text:span text:style-name="T75">participant</text:span>’s overall experience with creating art. The survey attempts to capture this by asking both whether a <text:span text:style-name="T75">particiapnt</text:span> has received formal art education, along with questions about <text:span text:style-name="T76">general demographics. Next the </text:span><text:span text:style-name="T75">participant</text:span><text:span text:style-name="T76"> is presented with sets of images from three different artists, Lisa Frank, Piet Mondrian, and Vincent van Gogh. Each set contains a styled image generated using the same artistic styling and content image to style, but generated by one of the five examined CNNs. </text:span><text:span text:style-name="T75">Participant</text:span><text:span text:style-name="T76"> are asked which image they like the most and least, along with which images best and least match the artist’s style. </text:span><text:span text:style-name="T75">Participants</text:span><text:span text:style-name="T77"> are additionally shown the image used to train the CNN on the artist’s style but not the original version of the content image.</text:span><text:span text:style-name="T76"> Finally after looking at the sets of images for a given artist, </text:span><text:span text:style-name="T75">participants</text:span><text:span text:style-name="T78"> were asked some quantitative questions on how well images matched the artists style, and how much they like the images they selected as their favorites.</text:span></text:p>
      <text:p text:style-name="P26"><text:tab/><text:span text:style-name="T78">The artists used in the </text:span><text:span text:style-name="T75">participant</text:span><text:span text:style-name="T78"> survey were selected for their abstractness in art styles, with each artist presenting a different challenge for the CNN. Lisa Frank is known for her hyper saturated and intense color palette</text:span><text:span text:style-name="T79">s, with clearly defined lines and whimsy subject matter. Her works are generally associated with stationary from the 1990s targeted toward young girls and pre-teens. Subjects in her artwork are clear and centered. Backgrounds can either relate to the subject in the images, or completely ignore this relationship for patterns made up of stars and rainbows.</text:span></text:p>
      <text:p text:style-name="P27"><text:tab/><text:span text:style-name="T79">Piet Mondrian presents a different challenge for the CNNs as his artwork is made up of series of straight horizontal and vertical lines. These form square and rectangles shapes made up of intense solid colors. </text:span><text:span text:style-name="T80">While Mondrian did experiment with the makeup of his border lines in some of his pieces, the images we tested from Mondrian all used solid black lines. It is also worth noting that these images do not contain a subject that the CNNs had been trained on classifying, just solid lines.</text:span></text:p>
      <text:p text:style-name="P27"><text:tab/><text:span text:style-name="T80">Finally the Vincent van Gogh portion contained only images stylized with Starry Night. This </text:span><text:span text:style-name="T81">image of the night sky overlooking a town features wavy flowing brushstrokes. The light from the moon and stars radiate from their sources, brightening but not disrupting those brush strokes that make up the night sky. The buildings of the village contain some mild distortions in their lines but otherwise are clearly made out. Large blackish trees fill the bottom left corner of the image, and are presented with a rolling waviness that other parts of the background also possess.</text:span></text:p>
      <text:p text:style-name="P4"/>
      <text:p text:style-name="P14">Results</text:p>
      <text:p text:style-name="P4">Images Created</text:p>
      <text:p text:style-name="P4"/>
      <text:p text:style-name="P28">Survey Discussion</text:p>
      <text:p text:style-name="P29"><text:tab/>Overall we found our surveys showed little variation between artists for <text:span text:style-name="T75">participants</text:span>’ ratings of their most preferred image, and little variation in the degree <text:span text:style-name="T75">participants</text:span> felt that the images matched the artists’ styles. The Lisa Frank set was only slightly lower in both image preference quality and matching of the artist’s style. One <text:span text:style-name="T75">participant</text:span> stated that the Frank styled images lacked “… <text:s/>clean lines that the original artist has”, while another said “I wouldn't use the word ‘style’ as much as colors”. <text:span text:style-name="T75">Participants</text:span><text:span text:style-name="T82"> overall commented that the networks understood </text:span><text:soft-page-break/><text:span text:style-name="T82">that Lisa uses saturated and vibrant color schemes, but that that the neural networks also seemed to make their color choices at random and were prone to making undesirable color choices.</text:span></text:p>
      <text:p text:style-name="P29"><text:tab/><text:span text:style-name="T82">Mondrian styled images were slightly more popular overall but there was a divide between the first two sets of images and the last two sets. </text:span><text:span text:style-name="T75">Participants</text:span><text:span text:style-name="T82"> found that the first two sets only seemed to saturate the stylized images’ colors without applying any of the geometric patterns Mondrian is known for. The later sets tended to transform the images with blocky </text:span><text:span text:style-name="T83">colorful shapes to build the structures within the images. Comments suggest that </text:span><text:span text:style-name="T75">participants</text:span><text:span text:style-name="T83"> were divided on whether the neural networks managed to capture the artist’s style.</text:span></text:p>
      <text:p text:style-name="P30"><text:tab/><text:span text:style-name="T84">The Van Gogh image set was rated similar to the Mondrian images, though a number of </text:span><text:span text:style-name="T75">participants</text:span><text:span text:style-name="T84"> felt that they only captured the colors patterns used in the original. A </text:span><text:span text:style-name="T75">participant</text:span><text:span text:style-name="T84"> stated that in the first image set “… the brush strokes need to be much more visible in this set of photos to better replicate the style”. More than one </text:span><text:span text:style-name="T75">participant</text:span><text:span text:style-name="T84"> felt that the Van Gogh image was just “overlaid” on the content image. <text:s/></text:span><text:span text:style-name="T75">Following the artist’s style closely did not always correlate to participant survey preferences. As one participant noted:</text:span><text:span text:style-name="T84"> “A follows the style the best, but did change the plane to a maroon or brown when it looks like it was originally red. So I liked C”.</text:span></text:p>
      <text:p text:style-name="P31"/>
      <text:p text:style-name="P32">Preferences, Style Match Accuracy, and Correlations</text:p>
      <text:p text:style-name="P33"><text:tab/>Overall <text:span text:style-name="T75">participant</text:span><text:span text:style-name="T85">s</text:span> preferred images created by DenseNet and ResNet more than the other tested networks. Additionally <text:span text:style-name="T75">participant</text:span><text:span text:style-name="T85">s</text:span> also felt that DenseNet and ResNet better matched the art styles tested more than the other tested networks. </text:p>
      <text:p text:style-name="P34"/>
      <text:p text:style-name="P34"><text:tab/>The strongest correlation we found in our research was between <text:span text:style-name="T75">participant</text:span> preferences and CNN accuracy on the ImageNet dataset. This correlation held for all of the artists’ image sets, with the r-value similar for each set of stylized images. This correlation was stronger when comparing top-1 accuracy versus top-5 accuracy. This would suggest that using a higher performing CNN will produce more desirable images. </text:p>
      <text:p text:style-name="P31"/>
      <text:p text:style-name="P14">Future Work</text:p>
      <text:p text:style-name="P14"/>
      <text:p text:style-name="P4">Papers</text:p>
      <text:p text:style-name="P4"/>
      <text:p text:style-name="P4">Future Research Suggestions</text:p>
      <text:p text:style-name="P35">Works Cited</text:p>
      <text:section text:style-name="Sect1" text:name="ZOTERO_BIBL {&quot;uncited&quot;:[],&quot;omitted&quot;:[],&quot;custom&quot;:[]} CSL_BIBLIOGRAPHY RNDLHAXev6mG1">
        <text:p text:style-name="Bibliography_20_1">[1]<text:tab/>P. Arellano, “10 Best Uses Of Cel-Shading In Gaming, Ranked,” CBR. Accessed: Sept. 25, 2025. [Online]. Available: https://www.cbr.com/gaming-best-cel-shading-ranked/</text:p>
        <text:p text:style-name="Bibliography_20_1">[2]<text:tab/>“Apply filters to your post on Instagram | Instagram Help Center.” Accessed: Sept. 25, 2025. [Online]. Available: https://help.instagram.com/453965678013216</text:p>
        <text:p text:style-name="Bibliography_20_1">[3]<text:tab/>J.-P. Lewis, “Texture synthesis for digital painting,” <text:span text:style-name="T86">SIGGRAPH Comput. Graph.</text:span>, vol. 18, no. 3, pp. 245–252, Jan. 1984, doi: 10.1145/964965.808605.</text:p>
        <text:p text:style-name="Bibliography_20_1">[4]<text:tab/>A. Gagalowicz and S. De Ma, “Model driven synthesis of natural textures for 3-D scenes,” <text:span text:style-name="T86">Computers &amp; Graphics</text:span>, vol. 10, no. 2, pp. 161–170, Jan. 1986, doi: 10.1016/0097-8493(86)90042-7.</text:p>
        <text:p text:style-name="Bibliography_20_1">[5]<text:tab/>A. A. Efros and T. K. Leung, “Texture synthesis by non-parametric sampling,” in <text:span text:style-name="T86">Proceedings of the Seventh IEEE International Conference on Computer Vision</text:span>, Sept. 1999, pp. 1033–1038 vol.2. doi: 10.1109/ICCV.1999.790383.</text:p>
        <text:p text:style-name="Bibliography_20_1">[6]<text:tab/>L.-Y. Wei and M. Levoy, “Fast texture synthesis using tree-structured vector quantization,” in <text:span text:style-name="T86">Proceedings of the 27th annual conference on Computer graphics and interactive techniques <text:s/>- SIGGRAPH ’00</text:span>, Not Known: ACM Press, 2000, pp. 479–488. doi: 10.1145/344779.345009.</text:p>
        <text:p text:style-name="Bibliography_20_1">[7]<text:tab/>J. Deng, W. Dong, R. Socher, L.-J. Li, K. Li, and L. Fei-Fei, “ImageNet: A large-scale hierarchical image database,” in <text:span text:style-name="T86">2009 IEEE Conference on Computer Vision and Pattern Recognition</text:span>, June 2009, pp. 248–255. doi: 10.1109/CVPR.2009.5206848.</text:p>
        <text:p text:style-name="Bibliography_20_1">[8]<text:tab/>L. A. Gatys, A. S. Ecker, and M. Bethge, “Image Style Transfer Using Convolutional Neural Networks,” in <text:span text:style-name="T86">2016 IEEE Conference on Computer Vision and Pattern Recognition (CVPR)</text:span>, Las Vegas, NV, USA: IEEE, June 2016, pp. 2414–2423. doi: 10.1109/CVPR.2016.265.</text:p>
        <text:p text:style-name="Bibliography_20_1">[9]<text:tab/>K. Simonyan and A. Zisserman, “Very Deep Convolutional Networks for Large-Scale Image Recognition,” Apr. 10, 2015, <text:span text:style-name="T86">arXiv</text:span>: arXiv:1409.1556. doi: 10.48550/arXiv.1409.1556.</text:p>
        <text:p text:style-name="Bibliography_20_1">[10]<text:tab/>N. Liu, M. Rogers, H. Cui, W. Liu, X. Li, and P. Delmas, “Deep convolutional neural networks for regular texture recognition,” <text:span text:style-name="T86">PeerJ Computer Science</text:span>, Feb. 2022, doi: 10.7717/peerj-cs.869.</text:p>
        <text:p text:style-name="Bibliography_20_1">[11]<text:tab/>X. Wei, B. Hu, T. Gao, J. Wang, and B. Deng, “Multi-scale convolutional neural network for texture recognition,” <text:span text:style-name="T86">Displays</text:span>, vol. 75, p. 102324, Dec. 2022, doi: 10.1016/j.displa.2022.102324.</text:p>
        <text:p text:style-name="Bibliography_20_1">[12]<text:tab/>S. Ollivier, Y. Gousseau, and S. Lefebvre, “Multispectral Texture Synthesis Using RGB Convolutional Neural Networks,” <text:span text:style-name="T86">IEEE Transactions on Geoscience and Remote Sensing</text:span>, vol. 63, pp. 1–14, 2025, doi: 10.1109/TGRS.2025.3554931.</text:p>
        <text:p text:style-name="Bibliography_20_1">[13]<text:tab/>H. Huang <text:span text:style-name="T86">et al.</text:span>, “Real-Time Neural Style Transfer for Videos,” in <text:span text:style-name="T86">2017 IEEE Conference on Computer Vision and Pattern Recognition (CVPR)</text:span>, July 2017, pp. 7044–7052. doi: 10.1109/CVPR.2017.745.</text:p>
        <text:p text:style-name="Bibliography_20_1">[14]<text:tab/>O. Russakovsky <text:span text:style-name="T86">et al.</text:span>, “ImageNet Large Scale Visual Recognition Challenge,” <text:span text:style-name="T86">Int J Comput Vis</text:span>, vol. 115, no. 3, pp. 211–252, Dec. 2015, doi: 10.1007/s11263-015-0816-y.</text:p>
        <text:p text:style-name="Bibliography_20_1">[15]<text:tab/>Y. Lin <text:span text:style-name="T86">et al.</text:span>, “Large-scale image classification: Fast feature extraction and SVM training,” in <text:span text:style-name="T86">CVPR 2011</text:span>, June 2011, pp. 1689–1696. doi: 10.1109/CVPR.2011.5995477.</text:p>
        <text:p text:style-name="Bibliography_20_1">[16]<text:tab/>A. Krizhevsky, “One weird trick for parallelizing convolutional neural networks,” Apr. 26, 2014, <text:span text:style-name="T86">arXiv</text:span>: arXiv:1404.5997. doi: 10.48550/arXiv.1404.5997.</text:p>
        <text:p text:style-name="Bibliography_20_1">[17]<text:tab/>G. Huang, Z. Liu, L. Van Der Maaten, and K. Q. Weinberger, “Densely Connected Convolutional Networks,” in <text:span text:style-name="T86">2017 IEEE Conference on Computer Vision and Pattern </text:span><text:soft-page-break/><text:span text:style-name="T86">Recognition (CVPR)</text:span>, Honolulu, HI: IEEE, July 2017, pp. 2261–2269. doi: 10.1109/CVPR.2017.243.</text:p>
        <text:p text:style-name="Bibliography_20_1">[18]<text:tab/>C. Szegedy <text:span text:style-name="T86">et al.</text:span>, “Going deeper with convolutions,” in <text:span text:style-name="T86">2015 IEEE Conference on Computer Vision and Pattern Recognition (CVPR)</text:span>, June 2015, pp. 1–9. doi: 10.1109/CVPR.2015.7298594.</text:p>
        <text:p text:style-name="Bibliography_20_1">[19]<text:tab/>K. He, X. Zhang, S. Ren, and J. Sun, “Deep Residual Learning for Image Recognition,” in <text:span text:style-name="T86">2016 IEEE Conference on Computer Vision and Pattern Recognition (CVPR)</text:span>, Las Vegas, NV, USA: IEEE, June 2016, pp. 770–778. doi: 10.1109/CVPR.2016.90.</text:p>
        <text:p text:style-name="Bibliography_20_1">[20]<text:tab/>F. N. Iandola, S. Han, M. W. Moskewicz, K. Ashraf, W. J. Dally, and K. Keutzer, “SqueezeNet: AlexNet-level accuracy with 50x fewer parameters and &lt;0.5MB model size,” Nov. 04, 2016, <text:span text:style-name="T86">arXiv</text:span>: arXiv:1602.07360. doi: 10.48550/arXiv.1602.07360.</text:p>
        <text:p text:style-name="Bibliography_20_1">[21]<text:tab/>L. Gatys, A. S. Ecker, and M. Bethge, “Texture Synthesis Using Convolutional Neural Networks”.</text:p>
        <text:p text:style-name="Bibliography_20_1">[22]<text:tab/>J. Ansel <text:span text:style-name="T86">et al.</text:span>, “PyTorch 2: Faster Machine Learning Through Dynamic Python Bytecode Transformation and Graph Compilation,” in <text:span text:style-name="T86">Proceedings of the 29th ACM International Conference on Architectural Support for Programming Languages and Operating Systems, Volume 2</text:span>, La Jolla CA USA: ACM, Apr. 2024, pp. 929–947. doi: 10.1145/3620665.3640366.</text:p>
        <text:p text:style-name="Bibliography_20_1">[23]<text:tab/><text:span text:style-name="T86">pyiqa: PyTorch Toolbox for Image Quality Assessment</text:span>. Python. Accessed: Sept. 04, 2025. [OS Independent]. Available: https://github.com/chaofengc/IQA-PyTorch</text:p>
        <text:p text:style-name="Bibliography_20_1">[24]<text:tab/>“peak signal to noise ratio - an overview | ScienceDirect Topics.” Accessed: Aug. 13, 2025. [Online]. Available: https://www.sciencedirect.com/topics/computer-science/peak-signal-to-noise-ratio</text:p>
        <text:p text:style-name="Bibliography_20_1">[25]<text:tab/>Z. Wang, A. C. Bovik, H. R. Sheikh, and E. P. Simoncelli, “Image quality assessment: from error visibility to structural similarity,” <text:span text:style-name="T86">IEEE Transactions on Image Processing</text:span>, vol. 13, no. 4, pp. 600–612, Apr. 2004, doi: 10.1109/TIP.2003.819861.</text:p>
        <text:p text:style-name="Bibliography_20_1">[26]<text:tab/>Z. Wang and A. C. Bovik, “Mean squared error: Love it or leave it? A new look at Signal Fidelity Measures,” <text:span text:style-name="T86">IEEE Signal Processing Magazine</text:span>, vol. 26, no. 1, pp. 98–117, Jan. 2009, doi: 10.1109/MSP.2008.930649.</text:p>
        <text:p text:style-name="Bibliography_20_1">[27]<text:tab/>L. Zhang, L. Zhang, X. Mou, and D. Zhang, “FSIM: A Feature Similarity Index for Image Quality Assessment,” <text:span text:style-name="T86">IEEE Transactions on Image Processing</text:span>, vol. 20, no. 8, pp. 2378–2386, Aug. 2011, doi: 10.1109/TIP.2011.2109730.</text:p>
        <text:p text:style-name="Bibliography_20_1">[28]<text:tab/>R. Zhang, P. Isola, A. A. Efros, E. Shechtman, and O. Wang, “The Unreasonable Effectiveness of Deep Features as a Perceptual Metric,” Apr. 10, 2018, <text:span text:style-name="T86">arXiv</text:span>: arXiv:1801.03924. doi: 10.48550/arXiv.1801.03924.</text:p>
        <text:p text:style-name="Bibliography_20_1">[29]<text:tab/>A. Mittal, A. K. Moorthy, and A. C. Bovik, “No-Reference Image Quality Assessment in the Spatial Domain,” <text:span text:style-name="T86">IEEE Transactions on Image Processing</text:span>, vol. 21, no. 12, pp. 4695–4708, Dec. 2012, doi: 10.1109/TIP.2012.2214050.</text:p>
        <text:p text:style-name="Bibliography_20_1">[30]<text:tab/>A. Mittal, R. Soundararajan, and A. C. Bovik, “Making a ‘Completely Blind’ Image Quality Analyzer,” <text:span text:style-name="T86">IEEE Signal Processing Letters</text:span>, vol. 20, no. 3, pp. 209–212, Mar. 2013, doi: 10.1109/LSP.2012.2227726.</text:p>
        <text:p text:style-name="Bibliography_20_1">[31]<text:tab/>V. N, P. D, M. C. Bh, S. S. Channappayya, and S. S. Medasani, “Blind image quality evaluation using perception based features,” in <text:span text:style-name="T86">2015 Twenty First National Conference on Communications (NCC)</text:span>, Feb. 2015, pp. 1–6. doi: 10.1109/NCC.2015.7084843.</text:p>
      </text:section>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3T13:32:47.255762030</meta:creation-date>
    <dc:date>2025-10-25T19:17:12.280376743</dc:date>
    <meta:editing-duration>P2DT18M51S</meta:editing-duration>
    <meta:editing-cycles>49</meta:editing-cycles>
    <meta:generator>LibreOffice/25.2.6.2$Linux_X86_64 LibreOffice_project/520$Build-2</meta:generator>
    <meta:document-statistic meta:table-count="0" meta:image-count="0" meta:object-count="0" meta:page-count="8" meta:paragraph-count="82" meta:word-count="4126" meta:character-count="26346" meta:non-whitespace-character-count="22281"/>
    <meta:user-defined meta:name="ZOTERO_PREF_1">&lt;data data-version="3" zotero-version="7.0.27"&gt;&lt;session id="AeCa8ylj"/&gt;&lt;style id="http://www.zotero.org/styles/ieee" locale="en-US" hasBibliography="1" bibliographyStyleHasBeenSet="1"/&gt;&lt;prefs&gt;&lt;pref name="fieldType" value="ReferenceMark"/&gt;&lt;/prefs&gt;&lt;/data&gt;</meta:user-defined>
  </office:meta>
</office:document-meta>
</file>